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83in"/>
    </style:style>
    <style:style style:name="co4" style:family="table-column">
      <style:table-column-properties fo:break-before="auto" style:column-width="0.7083in"/>
    </style:style>
    <style:style style:name="co5" style:family="table-column">
      <style:table-column-properties fo:break-before="auto" style:column-width="0.77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2.672in"/>
    </style:style>
    <style:style style:name="co8" style:family="table-column">
      <style:table-column-properties fo:break-before="auto" style:column-width="1.4965in"/>
    </style:style>
    <style:style style:name="co9" style:family="table-column">
      <style:table-column-properties fo:break-before="auto" style:column-width="1.222in"/>
    </style:style>
    <style:style style:name="co10" style:family="table-column">
      <style:table-column-properties fo:break-before="auto" style:column-width="1.0555in"/>
    </style:style>
    <style:style style:name="co11" style:family="table-column">
      <style:table-column-properties fo:break-before="auto" style:column-width="1.0283in"/>
    </style:style>
    <style:style style:name="co12" style:family="table-column">
      <style:table-column-properties fo:break-before="auto" style:column-width="3.348in"/>
    </style:style>
    <style:style style:name="co13" style:family="table-column">
      <style:table-column-properties fo:break-before="auto" style:column-width="1.0835in"/>
    </style:style>
    <style:style style:name="co14" style:family="table-column">
      <style:table-column-properties fo:break-before="auto" style:column-width="1.3055in"/>
    </style:style>
    <style:style style:name="co15" style:family="table-column">
      <style:table-column-properties fo:break-before="auto" style:column-width="1.3472in"/>
    </style:style>
    <style:style style:name="co16" style:family="table-column">
      <style:table-column-properties fo:break-before="auto" style:column-width="1.278in"/>
    </style:style>
    <style:style style:name="co17" style:family="table-column">
      <style:table-column-properties fo:break-before="auto" style:column-width="1.4307in"/>
    </style:style>
    <style:style style:name="co18" style:family="table-column">
      <style:table-column-properties fo:break-before="auto" style:column-width="3.2646in"/>
    </style:style>
    <style:style style:name="co19" style:family="table-column">
      <style:table-column-properties fo:break-before="auto" style:column-width="1.111in"/>
    </style:style>
    <style:style style:name="co20" style:family="table-column">
      <style:table-column-properties fo:break-before="auto" style:column-width="1.4445in"/>
    </style:style>
    <style:style style:name="co21" style:family="table-column">
      <style:table-column-properties fo:break-before="auto" style:column-width="0.6807in"/>
    </style:style>
    <style:style style:name="co22" style:family="table-column">
      <style:table-column-properties fo:break-before="auto" style:column-width="1.972in"/>
    </style:style>
    <style:style style:name="co23" style:family="table-column">
      <style:table-column-properties fo:break-before="auto" style:column-width="1.6945in"/>
    </style:style>
    <style:style style:name="co24" style:family="table-column">
      <style:table-column-properties fo:break-before="auto" style:column-width="1.9862in"/>
    </style:style>
    <style:style style:name="co25" style:family="table-column">
      <style:table-column-properties fo:break-before="auto" style:column-width="1.3752in"/>
    </style:style>
    <style:style style:name="co26" style:family="table-column">
      <style:table-column-properties fo:break-before="auto" style:column-width="0.9307in"/>
    </style:style>
    <style:style style:name="co27" style:family="table-column">
      <style:table-column-properties fo:break-before="auto" style:column-width="0.8472in"/>
    </style:style>
    <style:style style:name="co28" style:family="table-column">
      <style:table-column-properties fo:break-before="auto" style:column-width="0.819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1917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25in" fo:break-before="auto" style:use-optimal-row-height="true"/>
    </style:style>
    <style:style style:name="ro7" style:family="table-row">
      <style:table-row-properties style:row-height="0.2602in" fo:break-before="auto" style:use-optimal-row-height="true"/>
    </style:style>
    <style:style style:name="ro8" style:family="table-row">
      <style:table-row-properties style:row-height="0.4165in" fo:break-before="auto" style:use-optimal-row-height="true"/>
    </style:style>
    <style:style style:name="ta1" style:family="table" style:master-page-name="PageStyle_5f_motores">
      <style:table-properties table:display="true" style:writing-mode="lr-tb"/>
    </style:style>
    <style:style style:name="ta2" style:family="table" style:master-page-name="PageStyle_5f_protecciones_20_piernas">
      <style:table-properties table:display="true" style:writing-mode="lr-tb"/>
    </style:style>
    <style:style style:name="ta3" style:family="table" style:master-page-name="PageStyle_5f_protecciones_20_brazos">
      <style:table-properties table:display="true" style:writing-mode="lr-tb"/>
    </style:style>
    <style:style style:name="ta4" style:family="table" style:master-page-name="PageStyle_5f_transmision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ffcc99" fo:border="0.06pt solid #000000"/>
    </style:style>
    <style:style style:name="ce6" style:family="table-cell" style:parent-style-name="Default">
      <style:table-cell-properties fo:background-color="#cccccc" fo:border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1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Excel_20_Built-in_20_Excel_20_Built-in_20_Inpu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none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end" css3t:text-justify="auto" fo:margin-left="0in" style:writing-mode="page"/>
    </style:style>
    <style:style style:name="ce19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ext-properties style:font-name="Calibri" style:font-name-asian="Droid Sans Fallback" style:font-name-complex="Calibri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25" style:family="table-cell" style:parent-style-name="Default" style:data-style-name="N100">
      <style:table-cell-properties fo:background-color="#e6b9b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100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 style:data-style-name="N100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Excel_20_Built-in_20_Excel_20_Built-in_20_Calculation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Excel_20_Built-in_20_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 style:data-style-name="N2">
      <style:table-cell-properties style:rotation-align="none"/>
    </style:style>
    <style:style style:name="ce36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7" style:family="table-cell" style:parent-style-name="Excel_20_Built-in_20_Excel_20_Built-in_20_Excel_20_Built-in_20_Calculation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38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Excel_20_Built-in_20_Excel_20_Built-in_20_Excel_20_Built-in_20_Calculation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a7d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Excel_20_Built-in_20_Excel_20_Built-in_20_Excel_20_Built-in_20_Input">
      <style:table-cell-properties fo:border-bottom="0.74pt solid #7f7f7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43" style:family="table-cell" style:parent-style-name="Excel_20_Built-in_20_Excel_20_Built-in_20_Excel_20_Built-in_20_Goo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4" style:family="table-cell" style:parent-style-name="Excel_20_Built-in_20_Excel_20_Built-in_20_Excel_20_Built-in_20_Goo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5" style:family="table-cell" style:parent-style-name="Excel_20_Built-in_20_Excel_20_Built-in_20_Excel_20_Built-in_20_Good" style:data-style-name="N125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46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7" style:family="table-cell" style:parent-style-name="Excel_20_Built-in_20_Excel_20_Built-in_20_Excel_20_Built-in_20_Calculation" style:data-style-name="N1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Excel_20_Built-in_20_Excel_20_Built-in_20_Neutral" style:data-style-name="N126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9" style:family="table-cell" style:parent-style-name="Excel_20_Built-in_20_Excel_20_Built-in_20_Excel_20_Built-in_20_Neutral" style:data-style-name="N1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0" style:family="table-cell" style:parent-style-name="Excel_20_Built-in_20_Excel_20_Built-in_20_Excel_20_Built-in_20_Good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1" style:family="table-cell" style:parent-style-name="Excel_20_Built-in_20_Excel_20_Built-in_20_Excel_20_Built-in_20_Neutral" style:data-style-name="N2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2" style:family="table-cell" style:parent-style-name="Excel_20_Built-in_20_Excel_20_Built-in_20_Excel_20_Built-in_20_Neutral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3" style:family="table-cell" style:parent-style-name="Excel_20_Built-in_20_Excel_20_Built-in_20_Excel_20_Built-in_20_Good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4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55" style:family="table-cell" style:parent-style-name="Excel_20_Built-in_20_Excel_20_Built-in_20_Excel_20_Built-in_20_Bad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6" style:family="table-cell" style:parent-style-name="Excel_20_Built-in_20_Excel_20_Built-in_20_Excel_20_Built-in_20_Bad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7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</style:style>
    <style:style style:name="ce58" style:family="table-cell" style:parent-style-name="Excel_20_Built-in_20_Excel_20_Built-in_20_Excel_20_Built-in_20_Neutral" style:data-style-name="N2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59" style:family="table-cell" style:parent-style-name="Excel_20_Built-in_20_Excel_20_Built-in_20_Excel_20_Built-in_20_Neutral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</style:style>
    <style:style style:name="ce60" style:family="table-cell" style:parent-style-name="Default">
      <style:table-cell-properties style:diagonal-bl-tr="none" style:diagonal-tl-br="none" fo:border="0.74pt solid #000000" style:rotation-align="none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Excel_20_Built-in_20_Excel_20_Built-in_20_Excel_20_Built-in_20_Inpu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Excel_20_Built-in_20_Excel_20_Built-in_20_Inpu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fo:color="#3f3f7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Excel_20_Built-in_20_Excel_20_Built-in_20_Calculation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fa7d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  <style:style style:name="T3" style:family="text">
      <style:text-properties fo:color="#fa7d00" style:font-name="Calibri" fo:font-size="11pt" fo:font-weight="bold" style:text-underline-style="none" style:text-underline-color="font-color" fo:font-style="normal" style:text-outline="false" fo:text-shadow="none" style:text-position="-33%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fo:color="#fa7d00" style:font-name="Calibri" fo:font-size="9pt" fo:font-weight="bold" style:text-underline-style="none" style:text-underline-color="font-color" fo:font-style="normal" style:text-outline="false" fo:text-shadow="none" style:text-position="0%" style:font-size-asian="9pt" style:font-size-complex="9pt" style:font-weight-asian="bold" style:font-weight-complex="bold" style:font-style-asian="normal" style:font-style-complex="normal"/>
    </style:style>
    <style:style style:name="T5" style:family="text">
      <style:text-properties fo:color="#fa7d00" style:font-name="Calibri" fo:font-size="12pt" fo:font-weight="bold" style:text-underline-style="none" style:text-underline-color="font-color" fo:font-style="normal" style:text-outline="false" fo:text-shadow="none" style:text-position="-33%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tor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13"/>
        <table:table-column table:style-name="co5" table:default-cell-style-name="ce4"/>
        <table:table-column table:style-name="co6" table:default-cell-style-name="ce4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4" table:default-cell-style-name="ce4"/>
        <table:table-column table:style-name="co11" table:number-columns-repeated="3" table:default-cell-style-name="ce4"/>
        <table:table-column table:style-name="co10" table:number-columns-repeated="1007" table:default-cell-style-name="ce4"/>
        <table:table-row table:style-name="ro1">
          <table:table-cell table:style-name="ce1" office:value-type="string" calcext:value-type="string">
            <text:p>Articulación</text:p>
          </table:table-cell>
          <table:table-cell table:style-name="ce5" office:value-type="string" calcext:value-type="string">
            <text:p>Simox-names</text:p>
          </table:table-cell>
          <table:table-cell table:style-name="ce1" office:value-type="string" calcext:value-type="string">
            <text:p>Limb</text:p>
          </table:table-cell>
          <table:table-cell table:style-name="ce10" office:value-type="string" calcext:value-type="string">
            <text:p>YARP</text:p>
          </table:table-cell>
          <table:table-cell table:style-name="ce10" office:value-type="string" calcext:value-type="string">
            <text:p>CAN IDs</text:p>
          </table:table-cell>
          <table:table-cell table:style-name="ce1" office:value-type="string" calcext:value-type="string">
            <text:p>JOINT</text:p>
          </table:table-cell>
          <table:table-cell table:style-name="ce16" office:value-type="string" calcext:value-type="string">
            <text:p>MOTOR</text:p>
          </table:table-cell>
          <table:table-cell table:style-name="ce19" office:value-type="string" calcext:value-type="string">
            <text:p>R. total</text:p>
          </table:table-cell>
          <table:table-cell table:style-name="Default" office:value-type="string" calcext:value-type="string">
            <text:p>Hard. Limits</text:p>
          </table:table-cell>
          <table:table-cell table:style-name="Default" office:value-type="string" calcext:value-type="string">
            <text:p>Soft. Limits</text:p>
          </table:table-cell>
          <table:table-cell table:style-name="ce23" office:value-type="string" calcext:value-type="string">
            <text:p>Sent. Giro</text:p>
          </table:table-cell>
          <table:table-cell table:number-columns-repeated="1013"/>
        </table:table-row>
        <table:table-row table:style-name="ro1">
          <table:table-cell table:style-name="ce2"/>
          <table:table-cell/>
          <table:table-cell table:style-name="ce2"/>
          <table:table-cell table:style-name="ce11" table:number-columns-repeated="2"/>
          <table:table-cell table:style-name="ce14"/>
          <table:table-cell table:style-name="ce17"/>
          <table:table-cell table:style-name="ce20"/>
          <table:table-cell table:style-name="Default" table:number-columns-repeated="2"/>
          <table:table-cell table:style-name="ce24"/>
          <table:table-cell table:number-columns-repeated="1013"/>
        </table:table-row>
        <table:table-row table:style-name="ro2">
          <table:table-cell table:style-name="ce3" office:value-type="string" calcext:value-type="string">
            <text:p>Tobillo Sagital Drch.</text:p>
          </table:table-cell>
          <table:table-cell table:style-name="ce6" office:value-type="string" calcext:value-type="string">
            <text:p>RightSaggitalAnkle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SD-1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12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30.650268º a +24.253074º</text:p>
          </table:table-cell>
          <table:table-cell table:style-name="Default" office:value-type="string" calcext:value-type="string">
            <text:p>-25.6º a +19.2º</text:p>
          </table:table-cell>
          <table:table-cell table:style-name="ce25" office:value-type="string" calcext:value-type="string">
            <text:p>-X (abre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Tobillo Frontal Drch.</text:p>
          </table:table-cell>
          <table:table-cell table:style-name="ce7" office:value-type="string" calcext:value-type="string">
            <text:p>RightFrontalAnkle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FD-2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style-name="Default" office:value-type="string" calcext:value-type="string">
            <text:p>-30.386657º a +23.901580º </text:p>
          </table:table-cell>
          <table:table-cell table:style-name="Default" office:value-type="string" calcext:value-type="string">
            <text:p>-25.4º a +18.9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Rodilla Frontal Drch.</text:p>
          </table:table-cell>
          <table:table-cell table:style-name="ce6" office:value-type="string" calcext:value-type="string">
            <text:p>RightFrontalKnee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RFD-3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12" table:formula="of:=1.47*160" office:value-type="float" office:value="235.2" calcext:value-type="float">
            <text:p>235.2</text:p>
          </table:table-cell>
          <table:table-cell table:style-name="Default" office:value-type="string" calcext:value-type="string">
            <text:p>-63.427062º a +76.186294º</text:p>
          </table:table-cell>
          <table:table-cell table:style-name="Default" office:value-type="string" calcext:value-type="string">
            <text:p>-58.4º a +71.1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adera Frontal Drch.</text:p>
          </table:table-cell>
          <table:table-cell table:style-name="ce7" office:value-type="string" calcext:value-type="string">
            <text:p>RightFront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office:value-type="string" calcext:value-type="string">
            <text:p>CFD-4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style-name="Default" office:value-type="string" calcext:value-type="string">
            <text:p>-36.625671º a +44.112476º</text:p>
          </table:table-cell>
          <table:table-cell table:style-name="Default" office:value-type="string" calcext:value-type="string">
            <text:p>-31.6º a +39.1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adera Sagital Drch.</text:p>
          </table:table-cell>
          <table:table-cell table:style-name="ce6" office:value-type="string" calcext:value-type="string">
            <text:p>RightSaggit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CSD-5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12" table:formula="of:=3.27*160" office:value-type="float" office:value="523.2" calcext:value-type="float">
            <text:p>523.2</text:p>
          </table:table-cell>
          <table:table-cell table:style-name="Default" office:value-type="string" calcext:value-type="string">
            <text:p>-17.557128º a +17.486818º</text:p>
          </table:table-cell>
          <table:table-cell table:style-name="Default" office:value-type="string" calcext:value-type="string">
            <text:p>-12.5º a +12.5º</text:p>
          </table:table-cell>
          <table:table-cell table:style-name="ce25" office:value-type="string" calcext:value-type="string">
            <text:p>X (cierra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adera Axial Drch.</text:p>
          </table:table-cell>
          <table:table-cell table:style-name="ce7" office:value-type="string" calcext:value-type="string">
            <text:p>RightAxialHip</text:p>
          </table:table-cell>
          <table:table-cell table:style-name="ce8" office:value-type="string" calcext:value-type="string">
            <text:p>Right leg (/dev/can0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string" calcext:value-type="string">
            <text:p>CAD-6</text:p>
          </table:table-cell>
          <table:table-cell table:style-name="ce17" office:value-type="float" office:value="339287" calcext:value-type="float">
            <text:p>339287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style-name="Default" office:value-type="string" calcext:value-type="string">
            <text:p>-41.300525º a +34.077331º</text:p>
          </table:table-cell>
          <table:table-cell table:style-name="Default" office:value-type="string" calcext:value-type="string">
            <text:p>-36.3º a +29.0º</text:p>
          </table:table-cell>
          <table:table-cell table:style-name="ce27" office:value-type="string" calcext:value-type="string">
            <text:p>Z (cierra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intura Frontal</text:p>
          </table:table-cell>
          <table:table-cell table:style-name="ce6" office:value-type="string" calcext:value-type="string">
            <text:p>FrontalWaist</text:p>
          </table:table-cell>
          <table:table-cell table:style-name="ce8" office:value-type="string" calcext:value-type="string">
            <text:p>Right leg (/dev/can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4" calcext:value-type="float">
            <text:p>14</text:p>
          </table:table-cell>
          <table:table-cell table:style-name="ce15" office:value-type="string" calcext:value-type="string">
            <text:p>CF-14</text:p>
          </table:table-cell>
          <table:table-cell table:style-name="ce18" office:value-type="float" office:value="251601" calcext:value-type="float">
            <text:p>251601</text:p>
          </table:table-cell>
          <table:table-cell table:style-name="ce12" office:value-type="float" office:value="480" calcext:value-type="float">
            <text:p>480</text:p>
          </table:table-cell>
          <table:table-cell table:style-name="Default" office:value-type="string" calcext:value-type="string">
            <text:p>-15.114234º a +95.412994º</text:p>
          </table:table-cell>
          <table:table-cell table:style-name="Default" office:value-type="string" calcext:value-type="string">
            <text:p>-10.1º a +90.4º</text:p>
          </table:table-cell>
          <table:table-cell table:style-name="ce26" office:value-type="string" calcext:value-type="string">
            <text:p>Y (adelante)</text:p>
          </table:table-cell>
          <table:table-cell table:number-columns-repeated="1013"/>
        </table:table-row>
        <table:table-row table:style-name="ro4">
          <table:table-cell table:style-name="ce2" office:value-type="string" calcext:value-type="string">
            <text:p>Cintura Axial</text:p>
          </table:table-cell>
          <table:table-cell table:style-name="ce7" office:value-type="string" calcext:value-type="string">
            <text:p>AxialWaist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3" calcext:value-type="float">
            <text:p>13</text:p>
          </table:table-cell>
          <table:table-cell table:style-name="ce14" office:value-type="string" calcext:value-type="string">
            <text:p>CA-13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64.305816º a +51.318099º</text:p>
          </table:table-cell>
          <table:table-cell table:style-name="Default" office:value-type="string" calcext:value-type="string">
            <text:p>-59.3º a +46.3º</text:p>
          </table:table-cell>
          <table:table-cell table:style-name="ce28"/>
          <table:table-cell table:number-columns-repeated="1013"/>
        </table:table-row>
        <table:table-row table:style-name="ro2">
          <table:table-cell table:style-name="ce3" office:value-type="string" calcext:value-type="string">
            <text:p>Cadera Axial Izq.</text:p>
          </table:table-cell>
          <table:table-cell table:style-name="ce6" office:value-type="string" calcext:value-type="string">
            <text:p>LeftAxi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CAI-7</text:p>
          </table:table-cell>
          <table:table-cell table:style-name="ce18" office:value-type="float" office:value="339287" calcext:value-type="float">
            <text:p>339287</text:p>
          </table:table-cell>
          <table:table-cell table:style-name="ce12" table:formula="of:=2.5*160" office:value-type="float" office:value="400" calcext:value-type="float">
            <text:p>400</text:p>
          </table:table-cell>
          <table:table-cell table:style-name="ce21" office:value-type="string" calcext:value-type="string">
            <text:p>-41.300525º a +34.077331º *</text:p>
          </table:table-cell>
          <table:table-cell table:style-name="Default" office:value-type="string" calcext:value-type="string">
            <text:p>-36.3º a +29.1º</text:p>
          </table:table-cell>
          <table:table-cell table:style-name="ce27" office:value-type="string" calcext:value-type="string">
            <text:p>-Z (cierra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adera Sagital Izq.</text:p>
          </table:table-cell>
          <table:table-cell table:style-name="ce7" office:value-type="string" calcext:value-type="string">
            <text:p>LeftSaggit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>
            <text:p>CSI-8</text:p>
          </table:table-cell>
          <table:table-cell table:style-name="ce17" office:value-type="float" office:value="339287" calcext:value-type="float">
            <text:p>339287</text:p>
          </table:table-cell>
          <table:table-cell table:style-name="ce20" table:formula="of:=3.27*160" office:value-type="float" office:value="523.2" calcext:value-type="float">
            <text:p>523.2</text:p>
          </table:table-cell>
          <table:table-cell table:style-name="ce22" office:value-type="string" calcext:value-type="string">
            <text:p>-17.557128º a +17.486818º *</text:p>
          </table:table-cell>
          <table:table-cell table:style-name="ce21" office:value-type="string" calcext:value-type="string">
            <text:p>-12.5º a +12.5º</text:p>
          </table:table-cell>
          <table:table-cell table:style-name="ce25" office:value-type="string" calcext:value-type="string">
            <text:p>-X (cierra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adera Frontal Izq.</text:p>
          </table:table-cell>
          <table:table-cell table:style-name="ce6" office:value-type="string" calcext:value-type="string">
            <text:p>LeftFrontalHip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CFI-9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12" table:formula="of:=1.2*160" office:value-type="float" office:value="192" calcext:value-type="float">
            <text:p>192</text:p>
          </table:table-cell>
          <table:table-cell table:style-name="ce21" office:value-type="string" calcext:value-type="string">
            <text:p>-36.625671º a +44.112476º *</text:p>
          </table:table-cell>
          <table:table-cell table:style-name="Default" office:value-type="string" calcext:value-type="string">
            <text:p>-31.6º a +39.1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Rodilla Frontal Izq.</text:p>
          </table:table-cell>
          <table:table-cell table:style-name="ce7" office:value-type="string" calcext:value-type="string">
            <text:p>LeftFrontalKnee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string" calcext:value-type="string">
            <text:p>RFI-10</text:p>
          </table:table-cell>
          <table:table-cell table:style-name="ce17" office:value-type="float" office:value="402686" calcext:value-type="float">
            <text:p>402686</text:p>
          </table:table-cell>
          <table:table-cell table:style-name="ce20" table:formula="of:=1.47*160" office:value-type="float" office:value="235.2" calcext:value-type="float">
            <text:p>235.2</text:p>
          </table:table-cell>
          <table:table-cell table:style-name="ce21" office:value-type="string" calcext:value-type="string">
            <text:p>-63.427062º a +76.186294º *</text:p>
          </table:table-cell>
          <table:table-cell table:style-name="ce21" office:value-type="string" calcext:value-type="string">
            <text:p>-58.4º a +71.1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Tobillo Frontal Izq.</text:p>
          </table:table-cell>
          <table:table-cell table:style-name="ce6" office:value-type="string" calcext:value-type="string">
            <text:p>LeftFrontalAnkle</text:p>
          </table:table-cell>
          <table:table-cell table:style-name="ce9" office:value-type="string" calcext:value-type="string">
            <text:p>Left leg (/dev/can1)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TFI-11</text:p>
          </table:table-cell>
          <table:table-cell table:style-name="ce18" office:value-type="float" office:value="402686" calcext:value-type="float">
            <text:p>402686</text:p>
          </table:table-cell>
          <table:table-cell table:style-name="ce12" table:formula="of:=1.69*160" office:value-type="float" office:value="270.4" calcext:value-type="float">
            <text:p>270.4</text:p>
          </table:table-cell>
          <table:table-cell table:style-name="ce21" office:value-type="string" calcext:value-type="string">
            <text:p>-30.386657º a +23.901580º *</text:p>
          </table:table-cell>
          <table:table-cell table:style-name="ce21" office:value-type="string" calcext:value-type="string">
            <text:p>-25.4º a +18.9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Tobillo Sagital Izq.</text:p>
          </table:table-cell>
          <table:table-cell table:style-name="ce7" office:value-type="string" calcext:value-type="string">
            <text:p>LeftSaggitalAnkle</text:p>
          </table:table-cell>
          <table:table-cell table:style-name="ce9" office:value-type="string" calcext:value-type="string">
            <text:p>Left leg (/dev/can1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4" office:value-type="string" calcext:value-type="string">
            <text:p>TSI-12</text:p>
          </table:table-cell>
          <table:table-cell table:style-name="ce17" office:value-type="float" office:value="251601" calcext:value-type="float">
            <text:p>251601</text:p>
          </table:table-cell>
          <table:table-cell table:style-name="ce20" table:formula="of:=1.47*160" office:value-type="float" office:value="235.2" calcext:value-type="float">
            <text:p>235.2</text:p>
          </table:table-cell>
          <table:table-cell table:style-name="ce21" office:value-type="string" calcext:value-type="string">
            <text:p>-30.650268º a +24.253074º *</text:p>
          </table:table-cell>
          <table:table-cell table:style-name="ce21" office:value-type="string" calcext:value-type="string">
            <text:p>-25.6º a +19.2º</text:p>
          </table:table-cell>
          <table:table-cell table:style-name="ce25" office:value-type="string" calcext:value-type="string">
            <text:p>X (abre)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Hombro Frontal Der.</text:p>
          </table:table-cell>
          <table:table-cell table:style-name="ce6" office:value-type="string" calcext:value-type="string">
            <text:p>RightFront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HFD-15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60" calcext:value-type="float">
            <text:p>160</text:p>
          </table:table-cell>
          <table:table-cell table:style-name="Default" office:value-type="string" calcext:value-type="string">
            <text:p>-93.479797º a +103.07556º</text:p>
          </table:table-cell>
          <table:table-cell table:style-name="Default" office:value-type="string" calcext:value-type="string">
            <text:p>-88.5º a +98.1º</text:p>
          </table:table-cell>
          <table:table-cell table:style-name="ce26" office:value-type="string" calcext:value-type="string">
            <text:p>-Y (adelante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Hombro Sagital Der.</text:p>
          </table:table-cell>
          <table:table-cell table:style-name="ce7" office:value-type="string" calcext:value-type="string">
            <text:p>RightSaggit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string" calcext:value-type="string">
            <text:p>HSD-16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80.474518º a +34.622143º</text:p>
          </table:table-cell>
          <table:table-cell table:style-name="Default" office:value-type="string" calcext:value-type="string">
            <text:p>-75.5º a +29.6º</text:p>
          </table:table-cell>
          <table:table-cell table:style-name="ce25" office:value-type="string" calcext:value-type="string">
            <text:p>X (cierra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Hombro Axial Der.</text:p>
          </table:table-cell>
          <table:table-cell table:style-name="ce6" office:value-type="string" calcext:value-type="string">
            <text:p>RightAxialShoulder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HAD-17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20" calcext:value-type="float">
            <text:p>120</text:p>
          </table:table-cell>
          <table:table-cell table:style-name="Default" office:value-type="string" calcext:value-type="string">
            <text:p>-62.021088º a +85.149384º</text:p>
          </table:table-cell>
          <table:table-cell table:style-name="Default" office:value-type="string" calcext:value-type="string">
            <text:p>-57.0º a +80.1º</text:p>
          </table:table-cell>
          <table:table-cell table:style-name="ce27" office:value-type="string" calcext:value-type="string">
            <text:p>-Z (abre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odo Frontal Der.</text:p>
          </table:table-cell>
          <table:table-cell table:style-name="ce7" office:value-type="string" calcext:value-type="string">
            <text:p>RightFrontalElbow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8" calcext:value-type="float">
            <text:p>18</text:p>
          </table:table-cell>
          <table:table-cell table:style-name="ce14" office:value-type="string" calcext:value-type="string">
            <text:p>CFD-18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37.943756º a +88.488579º</text:p>
          </table:table-cell>
          <table:table-cell table:style-name="Default" office:value-type="string" calcext:value-type="string">
            <text:p>-32.9º a +83.5º</text:p>
          </table:table-cell>
          <table:table-cell table:style-name="ce26" office:value-type="string" calcext:value-type="string">
            <text:p>-Y (adelante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uñeca Axial Der.</text:p>
          </table:table-cell>
          <table:table-cell table:style-name="ce6" office:value-type="string" calcext:value-type="string">
            <text:p>RightAxialWrist</text:p>
          </table:table-cell>
          <table:table-cell table:style-name="ce8" office:value-type="string" calcext:value-type="string">
            <text:p>Right arm (/dev/can0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MAD-19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20" calcext:value-type="float">
            <text:p>120</text:p>
          </table:table-cell>
          <table:table-cell table:style-name="Default" office:value-type="string" calcext:value-type="string">
            <text:p>-54.376099º a +79.701233º</text:p>
          </table:table-cell>
          <table:table-cell table:style-name="Default" office:value-type="string" calcext:value-type="string">
            <text:p>-49.4º a +74.7º</text:p>
          </table:table-cell>
          <table:table-cell table:style-name="ce27" office:value-type="string" calcext:value-type="string">
            <text:p>-Z (abre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Muñeca Frontal Der.</text:p>
          </table:table-cell>
          <table:table-cell table:style-name="ce7" office:value-type="string" calcext:value-type="string">
            <text:p>RightFrontalWrist</text:p>
          </table:table-cell>
          <table:table-cell table:style-name="ce8" office:value-type="string" calcext:value-type="string">
            <text:p>Right arm (/dev/can0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0" calcext:value-type="float">
            <text:p>20</text:p>
          </table:table-cell>
          <table:table-cell table:style-name="ce14" office:value-type="string" calcext:value-type="string">
            <text:p>MFD-20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20" calcext:value-type="float">
            <text:p>120</text:p>
          </table:table-cell>
          <table:table-cell table:style-name="Default" office:value-type="string" calcext:value-type="string">
            <text:p>-61.933228º a +112.47802º</text:p>
          </table:table-cell>
          <table:table-cell table:style-name="Default" office:value-type="string" calcext:value-type="string">
            <text:p>-56.9º a +107.5º</text:p>
          </table:table-cell>
          <table:table-cell table:style-name="ce26" office:value-type="string" calcext:value-type="string">
            <text:p>-Y (adelante)</text:p>
          </table:table-cell>
          <table:table-cell table:number-columns-repeated="1013"/>
        </table:table-row>
        <table:table-row table:style-name="ro4">
          <table:table-cell table:style-name="ce3" office:value-type="string" calcext:value-type="string">
            <text:p>Hombro Frontal Izq.</text:p>
          </table:table-cell>
          <table:table-cell table:style-name="ce6" office:value-type="string" calcext:value-type="string">
            <text:p>LeftFront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HFI-21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60" calcext:value-type="float">
            <text:p>160</text:p>
          </table:table-cell>
          <table:table-cell table:style-name="Default" office:value-type="string" calcext:value-type="string">
            <text:p>-98.488586º a +92.618629º</text:p>
          </table:table-cell>
          <table:table-cell table:style-name="Default" office:value-type="string" calcext:value-type="string">
            <text:p>-93.5º a +87.6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Hombro Sagital Izq.</text:p>
          </table:table-cell>
          <table:table-cell table:style-name="ce7" office:value-type="string" calcext:value-type="string">
            <text:p>LeftSaggit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2" calcext:value-type="float">
            <text:p>22</text:p>
          </table:table-cell>
          <table:table-cell table:style-name="ce14" office:value-type="string" calcext:value-type="string">
            <text:p>HSI-22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34.253082º a +79.525482º</text:p>
          </table:table-cell>
          <table:table-cell table:style-name="Default" office:value-type="string" calcext:value-type="string">
            <text:p>-29.2º a +74.5º</text:p>
          </table:table-cell>
          <table:table-cell table:style-name="ce25" office:value-type="string" calcext:value-type="string">
            <text:p>X (abre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Hombro Axial Izq.</text:p>
          </table:table-cell>
          <table:table-cell table:style-name="ce6" office:value-type="string" calcext:value-type="string">
            <text:p>LeftAxialShoulder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HAI-23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20" calcext:value-type="float">
            <text:p>120</text:p>
          </table:table-cell>
          <table:table-cell table:style-name="Default" office:value-type="string" calcext:value-type="string">
            <text:p>-87.504395º a +59.753952º</text:p>
          </table:table-cell>
          <table:table-cell table:style-name="Default" office:value-type="string" calcext:value-type="string">
            <text:p>-82.5º a +54.7º</text:p>
          </table:table-cell>
          <table:table-cell table:style-name="ce27" office:value-type="string" calcext:value-type="string">
            <text:p>-Z (cierra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Codo Frontal Izq.</text:p>
          </table:table-cell>
          <table:table-cell table:style-name="ce7" office:value-type="string" calcext:value-type="string">
            <text:p>LeftFrontalElbow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4" calcext:value-type="float">
            <text:p>24</text:p>
          </table:table-cell>
          <table:table-cell table:style-name="ce14" office:value-type="string" calcext:value-type="string">
            <text:p>CFI-24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60" calcext:value-type="float">
            <text:p>160</text:p>
          </table:table-cell>
          <table:table-cell table:style-name="Default" office:value-type="string" calcext:value-type="string">
            <text:p>-106.13357º a +19.156414º</text:p>
          </table:table-cell>
          <table:table-cell table:style-name="Default" office:value-type="string" calcext:value-type="string">
            <text:p>-101.1º a +14.1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Muñeca Axial Izq.</text:p>
          </table:table-cell>
          <table:table-cell table:style-name="ce6" office:value-type="string" calcext:value-type="string">
            <text:p>LeftAxialWrist</text:p>
          </table:table-cell>
          <table:table-cell table:style-name="ce9" office:value-type="string" calcext:value-type="string">
            <text:p>Left arm (/dev/can1)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MAI-25</text:p>
          </table:table-cell>
          <table:table-cell table:style-name="ce18" office:value-type="float" office:value="339282" calcext:value-type="float">
            <text:p>339282</text:p>
          </table:table-cell>
          <table:table-cell table:style-name="ce12" office:value-type="float" office:value="120" calcext:value-type="float">
            <text:p>120</text:p>
          </table:table-cell>
          <table:table-cell table:style-name="Default" office:value-type="string" calcext:value-type="string">
            <text:p>-81.441132º a +74.604568º</text:p>
          </table:table-cell>
          <table:table-cell table:style-name="Default" office:value-type="string" calcext:value-type="string">
            <text:p>-76.4º a +69.6º</text:p>
          </table:table-cell>
          <table:table-cell table:style-name="ce27" office:value-type="string" calcext:value-type="string">
            <text:p>-Z (cierra)</text:p>
          </table:table-cell>
          <table:table-cell table:number-columns-repeated="1013"/>
        </table:table-row>
        <table:table-row table:style-name="ro3">
          <table:table-cell table:style-name="ce2" office:value-type="string" calcext:value-type="string">
            <text:p>Muñeca Frontal Izq.</text:p>
          </table:table-cell>
          <table:table-cell table:style-name="ce7" office:value-type="string" calcext:value-type="string">
            <text:p>LeftFrontalWrist</text:p>
          </table:table-cell>
          <table:table-cell table:style-name="ce9" office:value-type="string" calcext:value-type="string">
            <text:p>Left arm (/dev/can1)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6" calcext:value-type="float">
            <text:p>26</text:p>
          </table:table-cell>
          <table:table-cell table:style-name="ce14" office:value-type="string" calcext:value-type="string">
            <text:p>MFI-26</text:p>
          </table:table-cell>
          <table:table-cell table:style-name="ce17" office:value-type="float" office:value="339282" calcext:value-type="float">
            <text:p>339282</text:p>
          </table:table-cell>
          <table:table-cell table:style-name="ce20" office:value-type="float" office:value="120" calcext:value-type="float">
            <text:p>120</text:p>
          </table:table-cell>
          <table:table-cell table:style-name="Default" office:value-type="string" calcext:value-type="string">
            <text:p>-108.94552º a +64.850616º</text:p>
          </table:table-cell>
          <table:table-cell table:style-name="Default" office:value-type="string" calcext:value-type="string">
            <text:p>-103.9º a +59.8º</text:p>
          </table:table-cell>
          <table:table-cell table:style-name="ce26" office:value-type="string" calcext:value-type="string">
            <text:p>Y (atrás)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tecciones piernas" table:style-name="ta2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5" table:default-cell-style-name="ce4"/>
        <table:table-column table:style-name="co14" table:default-cell-style-name="ce4"/>
        <table:table-column table:style-name="co17" table:default-cell-style-name="ce4"/>
        <table:table-column table:style-name="co10" table:default-cell-style-name="ce4"/>
        <table:table-column table:style-name="co11" table:number-columns-repeated="6" table:default-cell-style-name="ce4"/>
        <table:table-column table:style-name="co10" table:number-columns-repeated="1008" table:default-cell-style-name="ce4"/>
        <table:table-column table:style-name="co11" table:default-cell-style-name="ce4"/>
        <table:table-row table:style-name="ro5">
          <table:table-cell table:style-name="Default" table:number-columns-repeated="2"/>
          <table:table-cell table:style-name="ce41" office:value-type="string" calcext:value-type="string">
            <text:p>Tobillo Sagital</text:p>
          </table:table-cell>
          <table:table-cell table:style-name="ce41" office:value-type="string" calcext:value-type="string">
            <text:p>Tobillo Frontal</text:p>
          </table:table-cell>
          <table:table-cell table:style-name="ce41" office:value-type="string" calcext:value-type="string">
            <text:p>Rodilla</text:p>
          </table:table-cell>
          <table:table-cell table:style-name="ce41" office:value-type="string" calcext:value-type="string">
            <text:p>Cadera Frontal</text:p>
          </table:table-cell>
          <table:table-cell table:style-name="ce41" office:value-type="string" calcext:value-type="string">
            <text:p>Cadera Sagital</text:p>
          </table:table-cell>
          <table:table-cell table:style-name="ce41" office:value-type="string" calcext:value-type="string">
            <text:p>Cadera Axial</text:p>
          </table:table-cell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Torques RMS Articulación (Nm)</text:p>
          </table:table-cell>
          <table:table-cell table:style-name="Default"/>
          <table:table-cell table:style-name="ce42" office:value-type="float" office:value="18.7119028149772" calcext:value-type="float">
            <text:p>18.71</text:p>
          </table:table-cell>
          <table:table-cell table:style-name="ce42" office:value-type="float" office:value="25.150585499229" calcext:value-type="float">
            <text:p>25.15</text:p>
          </table:table-cell>
          <table:table-cell table:style-name="ce54" office:value-type="float" office:value="26.7235550727863" calcext:value-type="float">
            <text:p>26.72</text:p>
          </table:table-cell>
          <table:table-cell table:style-name="ce42" office:value-type="float" office:value="10.2247999163148" calcext:value-type="float">
            <text:p>10.22</text:p>
          </table:table-cell>
          <table:table-cell table:style-name="ce57" office:value-type="float" office:value="53.3924146149668" calcext:value-type="float">
            <text:p>53.39</text:p>
          </table:table-cell>
          <table:table-cell table:style-name="ce42" office:value-type="float" office:value="3.20303890209684" calcext:value-type="float">
            <text:p>3.20</text:p>
          </table:table-cell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Torques Max Articulación (Nm)</text:p>
          </table:table-cell>
          <table:table-cell table:style-name="ce35"/>
          <table:table-cell table:style-name="ce43" office:value-type="float" office:value="49.7001217624934" calcext:value-type="float">
            <text:p>49.70</text:p>
          </table:table-cell>
          <table:table-cell table:style-name="ce43" office:value-type="float" office:value="59.4292881304533" calcext:value-type="float">
            <text:p>59.43</text:p>
          </table:table-cell>
          <table:table-cell table:style-name="ce55" office:value-type="float" office:value="61.8586374198214" calcext:value-type="float">
            <text:p>61.86</text:p>
          </table:table-cell>
          <table:table-cell table:style-name="ce43" office:value-type="float" office:value="25.9949489915541" calcext:value-type="float">
            <text:p>25.99</text:p>
          </table:table-cell>
          <table:table-cell table:style-name="ce58" office:value-type="float" office:value="84.4119718562146" calcext:value-type="float">
            <text:p>84.41</text:p>
          </table:table-cell>
          <table:table-cell table:style-name="ce43" office:value-type="float" office:value="7.24104875087825" calcext:value-type="float">
            <text:p>7.24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4" table:number-columns-repeated="2"/>
          <table:table-cell table:style-name="ce56"/>
          <table:table-cell table:style-name="ce44"/>
          <table:table-cell table:style-name="ce59"/>
          <table:table-cell table:style-name="ce44"/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Relación de Red. Poleas</text:p>
          </table:table-cell>
          <table:table-cell table:style-name="Default"/>
          <table:table-cell table:style-name="ce44" office:value-type="float" office:value="1.47" calcext:value-type="float">
            <text:p>1.47</text:p>
          </table:table-cell>
          <table:table-cell table:style-name="ce44" office:value-type="float" office:value="1.69" calcext:value-type="float">
            <text:p>1.69</text:p>
          </table:table-cell>
          <table:table-cell table:style-name="ce56" office:value-type="float" office:value="1.47" calcext:value-type="float">
            <text:p>1.47</text:p>
          </table:table-cell>
          <table:table-cell table:style-name="ce44" office:value-type="float" office:value="1.2" calcext:value-type="float">
            <text:p>1.2</text:p>
          </table:table-cell>
          <table:table-cell table:style-name="ce59" office:value-type="float" office:value="3.27" calcext:value-type="float">
            <text:p>3.27</text:p>
          </table:table-cell>
          <table:table-cell table:style-name="ce44" office:value-type="float" office:value="2.5" calcext:value-type="float">
            <text:p>2.5</text:p>
          </table:table-cell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Torques Constant (mNm/A)</text:p>
          </table:table-cell>
          <table:table-cell table:style-name="Default"/>
          <table:table-cell table:style-name="ce44" office:value-type="float" office:value="33.5" calcext:value-type="float">
            <text:p>33.5</text:p>
          </table:table-cell>
          <table:table-cell table:style-name="ce44" office:value-type="float" office:value="53.3" calcext:value-type="float">
            <text:p>53.3</text:p>
          </table:table-cell>
          <table:table-cell table:style-name="ce56" office:value-type="float" office:value="53.3" calcext:value-type="float">
            <text:p>53.3</text:p>
          </table:table-cell>
          <table:table-cell table:style-name="ce44" office:value-type="float" office:value="53.3" calcext:value-type="float">
            <text:p>53.3</text:p>
          </table:table-cell>
          <table:table-cell table:style-name="ce59" office:value-type="float" office:value="101" calcext:value-type="float">
            <text:p>101</text:p>
          </table:table-cell>
          <table:table-cell table:style-name="ce44" office:value-type="float" office:value="101" calcext:value-type="float">
            <text:p>10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4" table:number-columns-repeated="2"/>
          <table:table-cell table:style-name="ce56"/>
          <table:table-cell table:style-name="ce44"/>
          <table:table-cell table:style-name="ce59"/>
          <table:table-cell table:style-name="ce44"/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Torques RMS Motor (Nm)</text:p>
          </table:table-cell>
          <table:table-cell table:style-name="Default"/>
          <table:table-cell table:style-name="ce45" table:formula="of:=[.C2]/(160*[.C5])" office:value-type="float" office:value="0.0795574099276242" calcext:value-type="float">
            <text:p>0.0796</text:p>
          </table:table-cell>
          <table:table-cell table:style-name="ce45" table:formula="of:=[.D2]/(160*[.D5])" office:value-type="float" office:value="0.0930125203373854" calcext:value-type="float">
            <text:p>0.0930</text:p>
          </table:table-cell>
          <table:table-cell table:style-name="ce45" table:formula="of:=[.E2]/(160*[.E5])" office:value-type="float" office:value="0.113620557282255" calcext:value-type="float">
            <text:p>0.1136</text:p>
          </table:table-cell>
          <table:table-cell table:style-name="ce45" table:formula="of:=[.F2]/(160*[.F5])" office:value-type="float" office:value="0.0532541662308063" calcext:value-type="float">
            <text:p>0.0533</text:p>
          </table:table-cell>
          <table:table-cell table:style-name="ce45" table:formula="of:=[.G2]/(160*[.G5])" office:value-type="float" office:value="0.102049722123407" calcext:value-type="float">
            <text:p>0.1020</text:p>
          </table:table-cell>
          <table:table-cell table:style-name="ce45" table:formula="of:=[.H2]/(160*[.H5])" office:value-type="float" office:value="0.0080075972552421" calcext:value-type="float">
            <text:p>0.0080</text:p>
          </table:table-cell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Torques Max Motor (Nm)</text:p>
          </table:table-cell>
          <table:table-cell table:style-name="ce35"/>
          <table:table-cell table:style-name="ce45" table:formula="of:=[.C3]/(160*[.C5])" office:value-type="float" office:value="0.2113100415072" calcext:value-type="float">
            <text:p>0.2113</text:p>
          </table:table-cell>
          <table:table-cell table:style-name="ce45" table:formula="of:=[.D3]/(160*[.D5])" office:value-type="float" office:value="0.219782870304931" calcext:value-type="float">
            <text:p>0.2198</text:p>
          </table:table-cell>
          <table:table-cell table:style-name="ce45" table:formula="of:=[.E3]/(160*[.E5])" office:value-type="float" office:value="0.26300441079856" calcext:value-type="float">
            <text:p>0.2630</text:p>
          </table:table-cell>
          <table:table-cell table:style-name="ce45" table:formula="of:=[.F3]/(160*[.F5])" office:value-type="float" office:value="0.135390359331011" calcext:value-type="float">
            <text:p>0.1354</text:p>
          </table:table-cell>
          <table:table-cell table:style-name="ce45" table:formula="of:=[.G3]/(160*[.G5])" office:value-type="float" office:value="0.161337866697658" calcext:value-type="float">
            <text:p>0.1613</text:p>
          </table:table-cell>
          <table:table-cell table:style-name="ce45" table:formula="of:=[.H3]/(160*[.H5])" office:value-type="float" office:value="0.0181026218771956" calcext:value-type="float">
            <text:p>0.0181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5" table:number-columns-repeated="6"/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Velocidad Eje Max</text:p>
          </table:table-cell>
          <table:table-cell table:style-name="Default"/>
          <table:table-cell table:style-name="ce45" table:formula="of:=[.C12]/(160*[.C5])" office:value-type="float" office:value="24.9039965986395" calcext:value-type="float">
            <text:p>24.9040</text:p>
          </table:table-cell>
          <table:table-cell table:style-name="ce45" table:formula="of:=[.D12]/(160*[.D5])" office:value-type="float" office:value="8.1382026627219" calcext:value-type="float">
            <text:p>8.1382</text:p>
          </table:table-cell>
          <table:table-cell table:style-name="ce45" table:formula="of:=[.E12]/(160*[.E5])" office:value-type="float" office:value="32.9043367346939" calcext:value-type="float">
            <text:p>32.9043</text:p>
          </table:table-cell>
          <table:table-cell table:style-name="ce45" table:formula="of:=[.F12]/(160*[.F5])" office:value-type="float" office:value="30.1765625" calcext:value-type="float">
            <text:p>30.1766</text:p>
          </table:table-cell>
          <table:table-cell table:style-name="ce45" table:formula="of:=[.G12]/(160*[.G5])" office:value-type="float" office:value="4.20598241590214" calcext:value-type="float">
            <text:p>4.2060</text:p>
          </table:table-cell>
          <table:table-cell table:style-name="ce45" table:formula="of:=[.H12]/(160*[.H5])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Velocidad Motor Max</text:p>
          </table:table-cell>
          <table:table-cell table:style-name="Default"/>
          <table:table-cell table:style-name="ce45" office:value-type="float" office:value="5857.42" calcext:value-type="float">
            <text:p>5857.4200</text:p>
          </table:table-cell>
          <table:table-cell table:style-name="ce45" office:value-type="float" office:value="2200.57" calcext:value-type="float">
            <text:p>2200.5700</text:p>
          </table:table-cell>
          <table:table-cell table:style-name="ce45" office:value-type="float" office:value="7739.1" calcext:value-type="float">
            <text:p>7739.1000</text:p>
          </table:table-cell>
          <table:table-cell table:style-name="ce45" office:value-type="float" office:value="5793.9" calcext:value-type="float">
            <text:p>5793.9000</text:p>
          </table:table-cell>
          <table:table-cell table:style-name="ce45" office:value-type="float" office:value="2200.57" calcext:value-type="float">
            <text:p>2200.5700</text:p>
          </table:table-cell>
          <table:table-cell table:style-name="ce45" office:value-type="float" office:value="0" calcext:value-type="float">
            <text:p>0.0000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2"/>
          <table:table-cell table:style-name="ce45" table:number-columns-repeated="6"/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Currents RMS Motor (A)</text:p>
          </table:table-cell>
          <table:table-cell table:style-name="Default"/>
          <table:table-cell table:style-name="ce45" table:formula="of:=[.C8]*1000/[.C6]" office:value-type="float" office:value="2.37484805754102" calcext:value-type="float">
            <text:p>2.3748</text:p>
          </table:table-cell>
          <table:table-cell table:style-name="ce45" table:formula="of:=[.D8]*1000/[.D6]" office:value-type="float" office:value="1.74507542846877" calcext:value-type="float">
            <text:p>1.7451</text:p>
          </table:table-cell>
          <table:table-cell table:style-name="ce45" table:formula="of:=[.E8]*1000/[.E6]" office:value-type="float" office:value="2.13171777265018" calcext:value-type="float">
            <text:p>2.1317</text:p>
          </table:table-cell>
          <table:table-cell table:style-name="ce45" table:formula="of:=[.F8]*1000/[.F6]" office:value-type="float" office:value="0.999140079377228" calcext:value-type="float">
            <text:p>0.9991</text:p>
          </table:table-cell>
          <table:table-cell table:style-name="ce45" table:formula="of:=[.G8]*1000/[.G6]" office:value-type="float" office:value="1.01039328835057" calcext:value-type="float">
            <text:p>1.0104</text:p>
          </table:table-cell>
          <table:table-cell table:style-name="ce45" table:formula="of:=[.H8]*1000/[.H6]" office:value-type="float" office:value="0.0792831411410109" calcext:value-type="float">
            <text:p>0.0793</text:p>
          </table:table-cell>
          <table:table-cell table:style-name="Default" table:number-columns-repeated="1016"/>
        </table:table-row>
        <table:table-row table:style-name="ro5">
          <table:table-cell table:style-name="ce29" office:value-type="string" calcext:value-type="string">
            <text:p>Currents Max Motor (A)</text:p>
          </table:table-cell>
          <table:table-cell table:style-name="Default"/>
          <table:table-cell table:style-name="ce45" table:formula="of:=[.C9]*1000/[.C6]" office:value-type="float" office:value="6.30776243305074" calcext:value-type="float">
            <text:p>6.3078</text:p>
          </table:table-cell>
          <table:table-cell table:style-name="ce45" table:formula="of:=[.D9]*1000/[.D6]" office:value-type="float" office:value="4.12350600947338" calcext:value-type="float">
            <text:p>4.1235</text:p>
          </table:table-cell>
          <table:table-cell table:style-name="ce45" table:formula="of:=[.E9]*1000/[.E6]" office:value-type="float" office:value="4.93441671291858" calcext:value-type="float">
            <text:p>4.9344</text:p>
          </table:table-cell>
          <table:table-cell table:style-name="ce45" table:formula="of:=[.F9]*1000/[.F6]" office:value-type="float" office:value="2.54015683547863" calcext:value-type="float">
            <text:p>2.5402</text:p>
          </table:table-cell>
          <table:table-cell table:style-name="ce45" table:formula="of:=[.G9]*1000/[.G6]" office:value-type="float" office:value="1.59740462076889" calcext:value-type="float">
            <text:p>1.5974</text:p>
          </table:table-cell>
          <table:table-cell table:style-name="ce45" table:formula="of:=[.H9]*1000/[.H6]" office:value-type="float" office:value="0.179233879972234" calcext:value-type="float">
            <text:p>0.1792</text:p>
          </table:table-cell>
          <table:table-cell table:style-name="Default" table:number-columns-repeated="1016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ce30" office:value-type="string" calcext:value-type="string">
            <text:p>Ref Motor</text:p>
          </table:table-cell>
          <table:table-cell table:style-name="ce36"/>
          <table:table-cell table:style-name="ce46" office:value-type="float" office:value="251601" calcext:value-type="float">
            <text:p>251601</text:p>
          </table:table-cell>
          <table:table-cell table:number-columns-repeated="3" table:style-name="ce46" office:value-type="float" office:value="402686" calcext:value-type="float">
            <text:p>402686</text:p>
          </table:table-cell>
          <table:table-cell table:number-columns-repeated="2" table:style-name="ce46" office:value-type="float" office:value="339287" calcext:value-type="float">
            <text:p>339287</text:p>
          </table:table-cell>
          <table:table-cell table:style-name="ce60" table:number-columns-repeated="1016"/>
        </table:table-row>
        <table:table-row table:style-name="ro5">
          <table:table-cell table:style-name="ce31" office:value-type="string" calcext:value-type="string">
            <text:p>driver</text:p>
          </table:table-cell>
          <table:table-cell table:style-name="ce37"/>
          <table:table-cell table:number-columns-repeated="4" table:style-name="ce47" office:value-type="string" calcext:value-type="string">
            <text:p>iPOS3604</text:p>
          </table:table-cell>
          <table:table-cell table:style-name="ce47" office:value-type="string" calcext:value-type="string">
            <text:p>iPOS3602</text:p>
          </table:table-cell>
          <table:table-cell table:style-name="ce47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30" office:value-type="string" calcext:value-type="string">
            <text:p>Corriente Nominal (A)</text:p>
          </table:table-cell>
          <table:table-cell table:style-name="ce36" office:value-type="string" calcext:value-type="string">
            <text:p>I<text:span text:style-name="T3">nom</text:span></text:p>
          </table:table-cell>
          <table:table-cell table:style-name="ce48" office:value-type="float" office:value="2.36" calcext:value-type="float">
            <text:p>2.360</text:p>
          </table:table-cell>
          <table:table-cell table:number-columns-repeated="3" table:style-name="ce48" office:value-type="float" office:value="1.93" calcext:value-type="float">
            <text:p>1.930</text:p>
          </table:table-cell>
          <table:table-cell table:number-columns-repeated="2" table:style-name="ce48" office:value-type="float" office:value="0.861" calcext:value-type="float">
            <text:p>0.861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Temperatura Max del bobinado (ºC)</text:p>
          </table:table-cell>
          <table:table-cell table:style-name="ce36" office:value-type="string" calcext:value-type="string">
            <text:p>T<text:span text:style-name="T3">max</text:span></text:p>
          </table:table-cell>
          <table:table-cell table:number-columns-repeated="6" table:style-name="ce4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Temperatura final del bobinado (ºC)</text:p>
          </table:table-cell>
          <table:table-cell table:style-name="ce36" office:value-type="string" calcext:value-type="string">
            <text:p>T<text:span text:style-name="T3">w,∞</text:span></text:p>
          </table:table-cell>
          <table:table-cell table:number-columns-repeated="6" table:style-name="ce4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Corriente Max de trabajo (A)</text:p>
          </table:table-cell>
          <table:table-cell table:style-name="ce36" office:value-type="string" calcext:value-type="string">
            <text:p>I<text:span text:style-name="T4">peak</text:span></text:p>
          </table:table-cell>
          <table:table-cell table:number-columns-repeated="4" table:style-name="ce50" office:value-type="float" office:value="20" calcext:value-type="float">
            <text:p>20.00</text:p>
          </table:table-cell>
          <table:table-cell table:number-columns-repeated="2" table:style-name="ce5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Resistencia termica bobinado (K/W)</text:p>
          </table:table-cell>
          <table:table-cell table:style-name="ce36" office:value-type="string" calcext:value-type="string">
            <text:p>R<text:span text:style-name="T3">th1</text:span></text:p>
          </table:table-cell>
          <table:table-cell table:style-name="ce51" office:value-type="float" office:value="4.5" calcext:value-type="float">
            <text:p>4.50</text:p>
          </table:table-cell>
          <table:table-cell table:number-columns-repeated="3" table:style-name="ce51" office:value-type="float" office:value="4.22" calcext:value-type="float">
            <text:p>4.22</text:p>
          </table:table-cell>
          <table:table-cell table:number-columns-repeated="2" table:style-name="ce51" office:value-type="float" office:value="4.5" calcext:value-type="float">
            <text:p>4.50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Resistencia termica carcasa (K/W)</text:p>
          </table:table-cell>
          <table:table-cell table:style-name="ce36" office:value-type="string" calcext:value-type="string">
            <text:p>R<text:span text:style-name="T3">th2</text:span></text:p>
          </table:table-cell>
          <table:table-cell table:style-name="ce51" office:value-type="float" office:value="4.25" calcext:value-type="float">
            <text:p>4.25</text:p>
          </table:table-cell>
          <table:table-cell table:number-columns-repeated="3" table:style-name="ce51" office:value-type="float" office:value="3.25" calcext:value-type="float">
            <text:p>3.25</text:p>
          </table:table-cell>
          <table:table-cell table:number-columns-repeated="2" table:style-name="ce51" office:value-type="float" office:value="4.25" calcext:value-type="float">
            <text:p>4.25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Constante de tiempo termica (s)</text:p>
          </table:table-cell>
          <table:table-cell table:style-name="ce38" office:value-type="string" calcext:value-type="string">
            <text:p>τ<text:span text:style-name="T5">w</text:span></text:p>
          </table:table-cell>
          <table:table-cell table:style-name="ce51" office:value-type="float" office:value="26.3492" calcext:value-type="float">
            <text:p>26.35</text:p>
          </table:table-cell>
          <table:table-cell table:number-columns-repeated="3" table:style-name="ce51" office:value-type="float" office:value="48.2539" calcext:value-type="float">
            <text:p>48.25</text:p>
          </table:table-cell>
          <table:table-cell table:number-columns-repeated="2" table:style-name="ce51" office:value-type="float" office:value="26.3492" calcext:value-type="float">
            <text:p>26.35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8" office:value-type="string" calcext:value-type="string">
            <text:p>α<text:span text:style-name="T5">CU</text:span></text:p>
          </table:table-cell>
          <table:table-cell table:number-columns-repeated="6" table:style-name="ce5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Resistencia del motor (Ω)</text:p>
          </table:table-cell>
          <table:table-cell table:style-name="ce38" office:value-type="string" calcext:value-type="string">
            <text:p>R<text:span text:style-name="T5">mot</text:span></text:p>
          </table:table-cell>
          <table:table-cell table:style-name="ce48" office:value-type="float" office:value="0.978" calcext:value-type="float">
            <text:p>0.978</text:p>
          </table:table-cell>
          <table:table-cell table:number-columns-repeated="3" table:style-name="ce51" office:value-type="float" office:value="1.74" calcext:value-type="float">
            <text:p>1.74</text:p>
          </table:table-cell>
          <table:table-cell table:number-columns-repeated="2" table:style-name="ce51" office:value-type="float" office:value="7.41" calcext:value-type="float">
            <text:p>7.41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0" office:value-type="string" calcext:value-type="string">
            <text:p>Factor de sobrecarga</text:p>
          </table:table-cell>
          <table:table-cell table:style-name="ce36" office:value-type="string" calcext:value-type="string">
            <text:p>K</text:p>
          </table:table-cell>
          <table:table-cell table:style-name="ce52" table:formula="of:=([.C23]/[.C20])*(SQRT(([.C21]-25)/([.C21]-[.C22])))*SQRT([.C24]/([.C24]+[.C25]))" office:value-type="float" office:value="12.1548672135701" calcext:value-type="float">
            <text:p>12.1549</text:p>
          </table:table-cell>
          <table:table-cell table:style-name="ce52" table:formula="of:=([.D23]/[.D20])*(SQRT(([.D21]-25)/([.D21]-[.D22])))*SQRT([.D24]/([.D24]+[.D25]))" office:value-type="float" office:value="15.5775303794648" calcext:value-type="float">
            <text:p>15.5775</text:p>
          </table:table-cell>
          <table:table-cell table:style-name="ce52" table:formula="of:=([.E23]/[.E20])*(SQRT(([.E21]-25)/([.E21]-[.E22])))*SQRT([.E24]/([.E24]+[.E25]))" office:value-type="float" office:value="15.5775303794648" calcext:value-type="float">
            <text:p>15.5775</text:p>
          </table:table-cell>
          <table:table-cell table:style-name="ce52" table:formula="of:=([.F23]/[.F20])*(SQRT(([.F21]-25)/([.F21]-[.F22])))*SQRT([.F24]/([.F24]+[.F25]))" office:value-type="float" office:value="15.5775303794648" calcext:value-type="float">
            <text:p>15.5775</text:p>
          </table:table-cell>
          <table:table-cell table:style-name="ce52" table:formula="of:=([.G23]/[.G20])*(SQRT(([.G21]-25)/([.G21]-[.G22])))*SQRT([.G24]/([.G24]+[.G25]))" office:value-type="float" office:value="8.0959038904044" calcext:value-type="float">
            <text:p>8.0959</text:p>
          </table:table-cell>
          <table:table-cell table:style-name="ce52" table:formula="of:=([.H23]/[.H20])*(SQRT(([.H21]-25)/([.H21]-[.H22])))*SQRT([.H24]/([.H24]+[.H25]))" office:value-type="float" office:value="8.0959038904044" calcext:value-type="float">
            <text:p>8.0959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Tiempo de Corte de sobrecarga (s)</text:p>
          </table:table-cell>
          <table:table-cell table:style-name="ce36" office:value-type="string" calcext:value-type="string">
            <text:p>t<text:span text:style-name="T3">on</text:span></text:p>
          </table:table-cell>
          <table:table-cell table:style-name="ce53" table:formula="of:=[.C26]*LN(POWER([.C33];2)/(POWER([.C33];2)-1))" office:value-type="float" office:value="0.178953807794221" calcext:value-type="float">
            <text:p>0.1790</text:p>
          </table:table-cell>
          <table:table-cell table:style-name="ce53" table:formula="of:=[.D26]*LN(POWER([.D33];2)/(POWER([.D33];2)-1))" office:value-type="float" office:value="0.199265269349525" calcext:value-type="float">
            <text:p>0.1993</text:p>
          </table:table-cell>
          <table:table-cell table:style-name="ce53" table:formula="of:=[.E26]*LN(POWER([.E33];2)/(POWER([.E33];2)-1))" office:value-type="float" office:value="0.199265269349525" calcext:value-type="float">
            <text:p>0.1993</text:p>
          </table:table-cell>
          <table:table-cell table:style-name="ce53" table:formula="of:=[.F26]*LN(POWER([.F33];2)/(POWER([.F33];2)-1))" office:value-type="float" office:value="0.199265269349525" calcext:value-type="float">
            <text:p>0.1993</text:p>
          </table:table-cell>
          <table:table-cell table:style-name="ce53" table:formula="of:=[.G26]*LN(POWER([.G33];2)/(POWER([.G33];2)-1))" office:value-type="float" office:value="0.405108185931873" calcext:value-type="float">
            <text:p>0.4051</text:p>
          </table:table-cell>
          <table:table-cell table:style-name="ce53" table:formula="of:=[.H26]*LN(POWER([.H33];2)/(POWER([.H33];2)-1))" office:value-type="float" office:value="0.405108185931873" calcext:value-type="float">
            <text:p>0.4051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Corriente Max de trabajo (A)</text:p>
          </table:table-cell>
          <table:table-cell table:style-name="ce36" office:value-type="string" calcext:value-type="string">
            <text:p>I<text:span text:style-name="T4">peak</text:span></text:p>
          </table:table-cell>
          <table:table-cell table:number-columns-repeated="4" table:style-name="ce50" office:value-type="float" office:value="20" calcext:value-type="float">
            <text:p>20.00</text:p>
          </table:table-cell>
          <table:table-cell table:number-columns-repeated="2" table:style-name="ce50" office:value-type="float" office:value="4.86" calcext:value-type="float">
            <text:p>4.86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13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30" office:value-type="string" calcext:value-type="string">
            <text:p>Perdidas por efecto Joule (W)</text:p>
          </table:table-cell>
          <table:table-cell table:style-name="ce36" office:value-type="string" calcext:value-type="string">
            <text:p>P<text:span text:style-name="T3">J</text:span></text:p>
          </table:table-cell>
          <table:table-cell table:style-name="ce52" table:formula="of:=([.C22]-25)/([.C24]+[.C25])" office:value-type="float" office:value="8.57142857142857" calcext:value-type="float">
            <text:p>8.5714</text:p>
          </table:table-cell>
          <table:table-cell table:style-name="ce52" table:formula="of:=([.D22]-25)/([.D24]+[.D25])" office:value-type="float" office:value="10.0401606425703" calcext:value-type="float">
            <text:p>10.0402</text:p>
          </table:table-cell>
          <table:table-cell table:style-name="ce52" table:formula="of:=([.E22]-25)/([.E24]+[.E25])" office:value-type="float" office:value="10.0401606425703" calcext:value-type="float">
            <text:p>10.0402</text:p>
          </table:table-cell>
          <table:table-cell table:style-name="ce52" table:formula="of:=([.F22]-25)/([.F24]+[.F25])" office:value-type="float" office:value="10.0401606425703" calcext:value-type="float">
            <text:p>10.0402</text:p>
          </table:table-cell>
          <table:table-cell table:style-name="ce52" table:formula="of:=([.G22]-25)/([.G24]+[.G25])" office:value-type="float" office:value="8.57142857142857" calcext:value-type="float">
            <text:p>8.5714</text:p>
          </table:table-cell>
          <table:table-cell table:style-name="ce52" table:formula="of:=([.H22]-25)/([.H24]+[.H25])" office:value-type="float" office:value="8.57142857142857" calcext:value-type="float">
            <text:p>8.5714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39" office:value-type="string" calcext:value-type="string">
            <text:p>R<text:span text:style-name="T5">TW</text:span></text:p>
          </table:table-cell>
          <table:table-cell table:style-name="ce52" table:formula="of:=[.C28]*(1+[.C27]*([.C22]-25))" office:value-type="float" office:value="1.264065" calcext:value-type="float">
            <text:p>1.2641</text:p>
          </table:table-cell>
          <table:table-cell table:style-name="ce52" table:formula="of:=[.D28]*(1+[.D27]*([.D22]-25))" office:value-type="float" office:value="2.24895" calcext:value-type="float">
            <text:p>2.2490</text:p>
          </table:table-cell>
          <table:table-cell table:style-name="ce52" table:formula="of:=[.E28]*(1+[.E27]*([.E22]-25))" office:value-type="float" office:value="2.24895" calcext:value-type="float">
            <text:p>2.2490</text:p>
          </table:table-cell>
          <table:table-cell table:style-name="ce52" table:formula="of:=[.F28]*(1+[.F27]*([.F22]-25))" office:value-type="float" office:value="2.24895" calcext:value-type="float">
            <text:p>2.2490</text:p>
          </table:table-cell>
          <table:table-cell table:style-name="ce52" table:formula="of:=[.G28]*(1+[.G27]*([.G22]-25))" office:value-type="float" office:value="9.577425" calcext:value-type="float">
            <text:p>9.5774</text:p>
          </table:table-cell>
          <table:table-cell table:style-name="ce52" table:formula="of:=[.H28]*(1+[.H27]*([.H22]-25))" office:value-type="float" office:value="9.577425" calcext:value-type="float">
            <text:p>9.5774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Corriente I2t (A)</text:p>
          </table:table-cell>
          <table:table-cell table:style-name="ce36" office:value-type="string" calcext:value-type="string">
            <text:p>I<text:span text:style-name="T3">I2t</text:span></text:p>
          </table:table-cell>
          <table:table-cell table:style-name="ce53" table:formula="of:=SQRT([.C37]/[.C38])" office:value-type="float" office:value="2.60400552832523" calcext:value-type="float">
            <text:p>2.6040</text:p>
          </table:table-cell>
          <table:table-cell table:style-name="ce53" table:formula="of:=SQRT([.D37]/[.D38])" office:value-type="float" office:value="2.11290723763516" calcext:value-type="float">
            <text:p>2.1129</text:p>
          </table:table-cell>
          <table:table-cell table:style-name="ce53" table:formula="of:=SQRT([.E37]/[.E38])" office:value-type="float" office:value="2.11290723763516" calcext:value-type="float">
            <text:p>2.1129</text:p>
          </table:table-cell>
          <table:table-cell table:style-name="ce53" table:formula="of:=SQRT([.F37]/[.F38])" office:value-type="float" office:value="2.11290723763516" calcext:value-type="float">
            <text:p>2.1129</text:p>
          </table:table-cell>
          <table:table-cell table:style-name="ce53" table:formula="of:=SQRT([.G37]/[.G38])" office:value-type="float" office:value="0.946024154677193" calcext:value-type="float">
            <text:p>0.9460</text:p>
          </table:table-cell>
          <table:table-cell table:style-name="ce53" table:formula="of:=SQRT([.H37]/[.H38])" office:value-type="float" office:value="0.946024154677193" calcext:value-type="float">
            <text:p>0.9460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Tiempo de Corte de I2t (s)</text:p>
          </table:table-cell>
          <table:table-cell table:style-name="ce36" office:value-type="string" calcext:value-type="string">
            <text:p>t</text:p>
          </table:table-cell>
          <table:table-cell table:style-name="ce53" table:formula="of:=-[.C26]*LN(1-(([.C22]-25)/([.C21]-25)))" office:value-type="float" office:value="36.5277473800202" calcext:value-type="float">
            <text:p>36.5277</text:p>
          </table:table-cell>
          <table:table-cell table:style-name="ce53" table:formula="of:=-[.D26]*LN(1-(([.D22]-25)/([.D21]-25)))" office:value-type="float" office:value="66.8941094720431" calcext:value-type="float">
            <text:p>66.8941</text:p>
          </table:table-cell>
          <table:table-cell table:style-name="ce53" table:formula="of:=-[.E26]*LN(1-(([.E22]-25)/([.E21]-25)))" office:value-type="float" office:value="66.8941094720431" calcext:value-type="float">
            <text:p>66.8941</text:p>
          </table:table-cell>
          <table:table-cell table:style-name="ce53" table:formula="of:=-[.F26]*LN(1-(([.F22]-25)/([.F21]-25)))" office:value-type="float" office:value="66.8941094720431" calcext:value-type="float">
            <text:p>66.8941</text:p>
          </table:table-cell>
          <table:table-cell table:style-name="ce53" table:formula="of:=-[.G26]*LN(1-(([.G22]-25)/([.G21]-25)))" office:value-type="float" office:value="36.5277473800202" calcext:value-type="float">
            <text:p>36.5277</text:p>
          </table:table-cell>
          <table:table-cell table:style-name="ce53" table:formula="of:=-[.H26]*LN(1-(([.H22]-25)/([.H21]-25)))" office:value-type="float" office:value="36.5277473800202" calcext:value-type="float">
            <text:p>36.5277</text:p>
          </table:table-cell>
          <table:table-cell table:number-columns-repeated="1016"/>
        </table:table-row>
        <table:table-row table:style-name="ro5">
          <table:table-cell table:style-name="Default" table:number-columns-repeated="8"/>
          <table:table-cell table:number-columns-repeated="1016"/>
        </table:table-row>
        <table:table-row table:style-name="ro7">
          <table:table-cell table:style-name="ce30" office:value-type="string" calcext:value-type="string">
            <text:p>Superficie de I2t (A<text:span text:style-name="T1">2</text:span><text:span text:style-name="T2">/s)</text:span></text:p>
          </table:table-cell>
          <table:table-cell table:style-name="ce36" office:value-type="string" calcext:value-type="string">
            <text:p>S<text:span text:style-name="T3">I2t</text:span></text:p>
          </table:table-cell>
          <table:table-cell table:style-name="ce52" table:formula="of:=[.C39]*[.C39]*[.C40]" office:value-type="float" office:value="247.688985568804" calcext:value-type="float">
            <text:p>247.6890</text:p>
          </table:table-cell>
          <table:table-cell table:style-name="ce52" table:formula="of:=[.D39]*[.D39]*[.D40]" office:value-type="float" office:value="298.640523418037" calcext:value-type="float">
            <text:p>298.6405</text:p>
          </table:table-cell>
          <table:table-cell table:style-name="ce52" table:formula="of:=[.E39]*[.E39]*[.E40]" office:value-type="float" office:value="298.640523418037" calcext:value-type="float">
            <text:p>298.6405</text:p>
          </table:table-cell>
          <table:table-cell table:style-name="ce52" table:formula="of:=[.F39]*[.F39]*[.F40]" office:value-type="float" office:value="298.640523418037" calcext:value-type="float">
            <text:p>298.6405</text:p>
          </table:table-cell>
          <table:table-cell table:style-name="ce52" table:formula="of:=[.G39]*[.G39]*[.G40]" office:value-type="float" office:value="32.6909349374211" calcext:value-type="float">
            <text:p>32.6909</text:p>
          </table:table-cell>
          <table:table-cell table:style-name="ce52" table:formula="of:=[.H39]*[.H39]*[.H40]" office:value-type="float" office:value="32.6909349374211" calcext:value-type="float">
            <text:p>32.6909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Tiempo de Corte de I2t fijado (s)</text:p>
          </table:table-cell>
          <table:table-cell table:style-name="ce36" office:value-type="string" calcext:value-type="string">
            <text:p>t - nuevo</text:p>
          </table:table-cell>
          <table:table-cell table:number-columns-repeated="6" table:style-name="ce53" office:value-type="float" office:value="15" calcext:value-type="float">
            <text:p>15.0000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Corriente I2t (A)</text:p>
          </table:table-cell>
          <table:table-cell table:style-name="ce36" office:value-type="string" calcext:value-type="string">
            <text:p>I<text:span text:style-name="T3">I2t</text:span><text:span text:style-name="T2">- nuevo</text:span></text:p>
          </table:table-cell>
          <table:table-cell table:style-name="ce53" table:formula="of:=SQRT([.C42]/[.C43])" office:value-type="float" office:value="4.06356974074769" calcext:value-type="float">
            <text:p>4.0636</text:p>
          </table:table-cell>
          <table:table-cell table:style-name="ce53" table:formula="of:=SQRT([.D42]/[.D43])" office:value-type="float" office:value="4.46199150916596" calcext:value-type="float">
            <text:p>4.4620</text:p>
          </table:table-cell>
          <table:table-cell table:style-name="ce53" table:formula="of:=SQRT([.E42]/[.E43])" office:value-type="float" office:value="4.46199150916596" calcext:value-type="float">
            <text:p>4.4620</text:p>
          </table:table-cell>
          <table:table-cell table:style-name="ce53" table:formula="of:=SQRT([.F42]/[.F43])" office:value-type="float" office:value="4.46199150916596" calcext:value-type="float">
            <text:p>4.4620</text:p>
          </table:table-cell>
          <table:table-cell table:style-name="ce53" table:formula="of:=SQRT([.G42]/[.G43])" office:value-type="float" office:value="1.47627763733477" calcext:value-type="float">
            <text:p>1.4763</text:p>
          </table:table-cell>
          <table:table-cell table:style-name="ce53" table:formula="of:=SQRT([.H42]/[.H43])" office:value-type="float" office:value="1.47627763733477" calcext:value-type="float">
            <text:p>1.4763</text:p>
          </table:table-cell>
          <table:table-cell table:number-columns-repeated="1016"/>
        </table:table-row>
        <table:table-row table:style-name="ro5" table:number-rows-repeated="3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32" office:value-type="string" calcext:value-type="string" table:number-columns-spanned="1" table:number-rows-spanned="2">
            <text:p>Motor</text:p>
          </table:table-cell>
          <table:table-cell table:style-name="ce40" office:value-type="string" calcext:value-type="string" table:number-columns-spanned="1" table:number-rows-spanned="2">
            <text:p>Tensión (V)</text:p>
          </table:table-cell>
          <table:table-cell table:style-name="ce40" office:value-type="string" calcext:value-type="string" table:number-columns-spanned="1" table:number-rows-spanned="2">
            <text:p>Peso (Gr)</text:p>
          </table:table-cell>
          <table:table-cell table:style-name="ce40" office:value-type="string" calcext:value-type="string" table:number-columns-spanned="1" table:number-rows-spanned="2">
            <text:p>Par max (Nm)</text:p>
          </table:table-cell>
          <table:table-cell table:style-name="ce40" office:value-type="string" calcext:value-type="string" table:number-columns-spanned="1" table:number-rows-spanned="2">
            <text:p>Par RMS (Nm)</text:p>
          </table:table-cell>
          <table:table-cell table:style-name="ce40" office:value-type="string" calcext:value-type="string" table:number-columns-spanned="1" table:number-rows-spanned="2">
            <text:p>I max (A)</text:p>
          </table:table-cell>
          <table:table-cell table:style-name="ce40" office:value-type="string" calcext:value-type="string" table:number-columns-spanned="1" table:number-rows-spanned="2">
            <text:p>I RMS (A)</text:p>
          </table:table-cell>
          <table:table-cell table:style-name="ce40" office:value-type="string" calcext:value-type="string" table:number-columns-spanned="1" table:number-rows-spanned="2">
            <text:p>Vel. Nom (rpm)</text:p>
          </table:table-cell>
          <table:table-cell table:number-columns-repeated="1016"/>
        </table:table-row>
        <table:table-row table:style-name="ro5">
          <table:covered-table-cell table:style-name="ce32"/>
          <table:covered-table-cell table:number-columns-repeated="7" table:style-name="ce40"/>
          <table:table-cell table:number-columns-repeated="1016"/>
        </table:table-row>
        <table:table-row table:style-name="ro5">
          <table:table-cell table:style-name="ce33" office:value-type="string" calcext:value-type="string">
            <text:p>Flat Brushless EC 45 50W (339287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488" calcext:value-type="float">
            <text:p>0.488</text:p>
          </table:table-cell>
          <table:table-cell table:style-name="ce13" office:value-type="float" office:value="0.0943" calcext:value-type="float">
            <text:p>0.0943</text:p>
          </table:table-cell>
          <table:table-cell table:style-name="ce13" office:value-type="float" office:value="4.86" calcext:value-type="float">
            <text:p>4.86</text:p>
          </table:table-cell>
          <table:table-cell table:style-name="ce13" office:value-type="float" office:value="0.861" calcext:value-type="float">
            <text:p>0.861</text:p>
          </table:table-cell>
          <table:table-cell table:style-name="ce13" office:value-type="float" office:value="3360" calcext:value-type="float">
            <text:p>3360</text:p>
          </table:table-cell>
          <table:table-cell table:number-columns-repeated="1016"/>
        </table:table-row>
        <table:table-row table:style-name="ro5">
          <table:table-cell table:style-name="ce33" office:value-type="string" calcext:value-type="string">
            <text:p>Flat Brushless EC 45 50W (251601)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822" calcext:value-type="float">
            <text:p>0.822</text:p>
          </table:table-cell>
          <table:table-cell table:style-name="ce13" office:value-type="float" office:value="0.0843" calcext:value-type="float">
            <text:p>0.0843</text:p>
          </table:table-cell>
          <table:table-cell table:style-name="ce13" office:value-type="float" office:value="24.5" calcext:value-type="float">
            <text:p>24.5</text:p>
          </table:table-cell>
          <table:table-cell table:style-name="ce13" office:value-type="float" office:value="2.36" calcext:value-type="float">
            <text:p>2.36</text:p>
          </table:table-cell>
          <table:table-cell table:style-name="ce13" office:value-type="float" office:value="6700" calcext:value-type="float">
            <text:p>6700</text:p>
          </table:table-cell>
          <table:table-cell table:number-columns-repeated="1016"/>
        </table:table-row>
        <table:table-row table:style-name="ro5">
          <table:table-cell table:style-name="ce33" office:value-type="string" calcext:value-type="string">
            <text:p>Flat Brushless EC 45 70W (402686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20.7" calcext:value-type="float">
            <text:p>20.7</text:p>
          </table:table-cell>
          <table:table-cell table:style-name="ce13" office:value-type="float" office:value="1.93" calcext:value-type="float">
            <text:p>1.93</text:p>
          </table:table-cell>
          <table:table-cell table:style-name="ce13" office:value-type="float" office:value="6330" calcext:value-type="float">
            <text:p>6330</text:p>
          </table:table-cell>
          <table:table-cell table:number-columns-repeated="1016"/>
        </table:table-row>
        <table:table-row table:style-name="ro5">
          <table:table-cell table:style-name="ce33" office:value-type="string" calcext:value-type="string">
            <text:p>Flat Brushless EC 45 30W (339282)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float" office:value="0.337" calcext:value-type="float">
            <text:p>0.337</text:p>
          </table:table-cell>
          <table:table-cell table:style-name="ce13" office:value-type="float" office:value="0.0666" calcext:value-type="float">
            <text:p>0.0666</text:p>
          </table:table-cell>
          <table:table-cell table:style-name="ce13" office:value-type="float" office:value="5.38" calcext:value-type="float">
            <text:p>5.38</text:p>
          </table:table-cell>
          <table:table-cell table:style-name="ce13" office:value-type="float" office:value="0.849" calcext:value-type="float">
            <text:p>0.849</text:p>
          </table:table-cell>
          <table:table-cell table:style-name="ce13"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34" office:value-type="string" calcext:value-type="string">
            <text:p>Driver</text:p>
          </table:table-cell>
          <table:table-cell table:style-name="ce13" table:number-columns-repeated="7"/>
          <table:table-cell table:number-columns-repeated="1016"/>
        </table:table-row>
        <table:table-row table:style-name="ro5">
          <table:table-cell table:style-name="ce33" office:value-type="string" calcext:value-type="string">
            <text:p>iPOS3604MX-CAN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10 (2,5s)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5">
          <table:table-cell table:style-name="ce33" office:value-type="string" calcext:value-type="string">
            <text:p>iPOS4808MX-CAN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13" office:value-type="string" calcext:value-type="string">
            <text:p>20 (2,5s)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1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tecciones brazos" table:style-name="ta3">
        <table:table-column table:style-name="co18" table:default-cell-style-name="ce4"/>
        <table:table-column table:style-name="co19" table:default-cell-style-name="ce13"/>
        <table:table-column table:style-name="co11" table:number-columns-repeated="1022" table:default-cell-style-name="ce4"/>
        <table:table-row table:style-name="ro2">
          <table:table-cell table:style-name="Default"/>
          <table:table-cell table:style-name="ce4"/>
          <table:table-cell table:style-name="ce63" office:value-type="string" calcext:value-type="string" table:number-columns-spanned="1" table:number-rows-spanned="2">
            <text:p>Hombro Frontal</text:p>
          </table:table-cell>
          <table:table-cell table:style-name="ce63" office:value-type="string" calcext:value-type="string" table:number-columns-spanned="1" table:number-rows-spanned="2">
            <text:p>Hombro Sagital</text:p>
          </table:table-cell>
          <table:table-cell table:style-name="ce63" office:value-type="string" calcext:value-type="string" table:number-columns-spanned="1" table:number-rows-spanned="2">
            <text:p>Hombro Axial</text:p>
          </table:table-cell>
          <table:table-cell table:style-name="ce63" office:value-type="string" calcext:value-type="string" table:number-columns-spanned="1" table:number-rows-spanned="2">
            <text:p>Codo Frontal</text:p>
          </table:table-cell>
          <table:table-cell table:style-name="ce63" office:value-type="string" calcext:value-type="string" table:number-columns-spanned="1" table:number-rows-spanned="2">
            <text:p>Muñeca Axial</text:p>
          </table:table-cell>
          <table:table-cell table:style-name="ce63" office:value-type="string" calcext:value-type="string" table:number-columns-spanned="1" table:number-rows-spanned="2">
            <text:p>Muñeca Frontal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covered-table-cell table:number-columns-repeated="6" table:style-name="ce63"/>
          <table:table-cell table:number-columns-repeated="1016"/>
        </table:table-row>
        <table:table-row table:style-name="ro5">
          <table:table-cell table:style-name="ce30" office:value-type="string" calcext:value-type="string">
            <text:p>Ref Motor</text:p>
          </table:table-cell>
          <table:table-cell table:style-name="ce36"/>
          <table:table-cell table:number-columns-repeated="6" table:style-name="ce46" office:value-type="float" office:value="339282" calcext:value-type="float">
            <text:p>339282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driver</text:p>
          </table:table-cell>
          <table:table-cell table:style-name="ce36"/>
          <table:table-cell table:number-columns-repeated="4" table:style-name="ce64" office:value-type="string" calcext:value-type="string">
            <text:p>iPOS3604</text:p>
          </table:table-cell>
          <table:table-cell table:style-name="ce64" office:value-type="string" calcext:value-type="string">
            <text:p>iPOS3602</text:p>
          </table:table-cell>
          <table:table-cell table:style-name="ce64" office:value-type="string" calcext:value-type="string">
            <text:p>iPOS3604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30" office:value-type="string" calcext:value-type="string">
            <text:p>Corriente Nominal (A)</text:p>
          </table:table-cell>
          <table:table-cell table:style-name="ce36" office:value-type="string" calcext:value-type="string">
            <text:p>I<text:span text:style-name="T3">nom</text:span></text:p>
          </table:table-cell>
          <table:table-cell table:number-columns-repeated="6" table:style-name="ce48" office:value-type="float" office:value="0.849" calcext:value-type="float">
            <text:p>0.849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Temperatura Max del bobinado (ºC)</text:p>
          </table:table-cell>
          <table:table-cell table:style-name="ce36" office:value-type="string" calcext:value-type="string">
            <text:p>T<text:span text:style-name="T3">max</text:span></text:p>
          </table:table-cell>
          <table:table-cell table:number-columns-repeated="6" table:style-name="ce49" office:value-type="float" office:value="125" calcext:value-type="float">
            <text:p>125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Temperatura final del bobinado (ºC)</text:p>
          </table:table-cell>
          <table:table-cell table:style-name="ce36" office:value-type="string" calcext:value-type="string">
            <text:p>T<text:span text:style-name="T3">w,∞</text:span></text:p>
          </table:table-cell>
          <table:table-cell table:number-columns-repeated="2" table:style-name="ce49" office:value-type="float" office:value="100" calcext:value-type="float">
            <text:p>100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80" calcext:value-type="float">
            <text:p>80</text:p>
          </table:table-cell>
          <table:table-cell table:style-name="ce49" office:value-type="float" office:value="100" calcext:value-type="float">
            <text:p>100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Corriente Max de trabajo (A)</text:p>
          </table:table-cell>
          <table:table-cell table:style-name="ce36" office:value-type="string" calcext:value-type="string">
            <text:p>I<text:span text:style-name="T4">peak</text:span></text:p>
          </table:table-cell>
          <table:table-cell table:number-columns-repeated="4" table:style-name="ce50" office:value-type="float" office:value="5.38" calcext:value-type="float">
            <text:p>5.38</text:p>
          </table:table-cell>
          <table:table-cell table:style-name="ce50" office:value-type="float" office:value="3.2" calcext:value-type="float">
            <text:p>3.20</text:p>
          </table:table-cell>
          <table:table-cell table:style-name="ce50" office:value-type="float" office:value="5.38" calcext:value-type="float">
            <text:p>5.38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Resistencia termica bobinado (K/W)</text:p>
          </table:table-cell>
          <table:table-cell table:style-name="ce36" office:value-type="string" calcext:value-type="string">
            <text:p>R<text:span text:style-name="T3">th1</text:span></text:p>
          </table:table-cell>
          <table:table-cell table:number-columns-repeated="6" table:style-name="ce51" office:value-type="float" office:value="3.96" calcext:value-type="float">
            <text:p>3.96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Resistencia termica carcasa (K/W)</text:p>
          </table:table-cell>
          <table:table-cell table:style-name="ce36" office:value-type="string" calcext:value-type="string">
            <text:p>R<text:span text:style-name="T3">th2</text:span></text:p>
          </table:table-cell>
          <table:table-cell table:number-columns-repeated="6" table:style-name="ce51" office:value-type="float" office:value="5.7" calcext:value-type="float">
            <text:p>5.70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Constante de tiempo termica (s)</text:p>
          </table:table-cell>
          <table:table-cell table:style-name="ce38" office:value-type="string" calcext:value-type="string">
            <text:p>τ<text:span text:style-name="T5">w</text:span></text:p>
          </table:table-cell>
          <table:table-cell table:number-columns-repeated="6" table:style-name="ce51" office:value-type="float" office:value="18.2539" calcext:value-type="float">
            <text:p>18.25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Coeficiente de resistencia Cu (K<text:span text:style-name="T1">-1</text:span><text:span text:style-name="T2">)</text:span></text:p>
          </table:table-cell>
          <table:table-cell table:style-name="ce38" office:value-type="string" calcext:value-type="string">
            <text:p>α<text:span text:style-name="T5">CU</text:span></text:p>
          </table:table-cell>
          <table:table-cell table:number-columns-repeated="6" table:style-name="ce52" office:value-type="float" office:value="0.0039" calcext:value-type="float">
            <text:p>0.0039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Resistencia del motor (Ω)</text:p>
          </table:table-cell>
          <table:table-cell table:style-name="ce38" office:value-type="string" calcext:value-type="string">
            <text:p>R<text:span text:style-name="T5">mot</text:span></text:p>
          </table:table-cell>
          <table:table-cell table:number-columns-repeated="6" table:style-name="ce51" office:value-type="float" office:value="6.69" calcext:value-type="float">
            <text:p>6.69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PICO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0" office:value-type="string" calcext:value-type="string">
            <text:p>Factor de sobrecarga</text:p>
          </table:table-cell>
          <table:table-cell table:style-name="ce36" office:value-type="string" calcext:value-type="string">
            <text:p>K</text:p>
          </table:table-cell>
          <table:table-cell table:style-name="ce52" table:formula="of:=([.C9]/[.C6])*(SQRT(([.C7]-25)/([.C7]-[.C8])))*SQRT([.C10]/([.C10]+[.C11]))" office:value-type="float" office:value="8.11453449604306" calcext:value-type="float">
            <text:p>8.1145</text:p>
          </table:table-cell>
          <table:table-cell table:style-name="ce52" table:formula="of:=([.D9]/[.D6])*(SQRT(([.D7]-25)/([.D7]-[.D8])))*SQRT([.D10]/([.D10]+[.D11]))" office:value-type="float" office:value="8.11453449604306" calcext:value-type="float">
            <text:p>8.1145</text:p>
          </table:table-cell>
          <table:table-cell table:style-name="ce52" table:formula="of:=([.E9]/[.E6])*(SQRT(([.E7]-25)/([.E7]-[.E8])))*SQRT([.E10]/([.E10]+[.E11]))" office:value-type="float" office:value="6.04821691297309" calcext:value-type="float">
            <text:p>6.0482</text:p>
          </table:table-cell>
          <table:table-cell table:style-name="ce52" table:formula="of:=([.F9]/[.F6])*(SQRT(([.F7]-25)/([.F7]-[.F8])))*SQRT([.F10]/([.F10]+[.F11]))" office:value-type="float" office:value="8.11453449604306" calcext:value-type="float">
            <text:p>8.1145</text:p>
          </table:table-cell>
          <table:table-cell table:style-name="ce52" table:formula="of:=([.G9]/[.G6])*(SQRT(([.G7]-25)/([.G7]-[.G8])))*SQRT([.G10]/([.G10]+[.G11]))" office:value-type="float" office:value="3.5974524389431" calcext:value-type="float">
            <text:p>3.5975</text:p>
          </table:table-cell>
          <table:table-cell table:style-name="ce52" table:formula="of:=([.H9]/[.H6])*(SQRT(([.H7]-25)/([.H7]-[.H8])))*SQRT([.H10]/([.H10]+[.H11]))" office:value-type="float" office:value="8.11453449604306" calcext:value-type="float">
            <text:p>8.1145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Tiempo de Corte de sobrecarga (s)</text:p>
          </table:table-cell>
          <table:table-cell table:style-name="ce36" office:value-type="string" calcext:value-type="string">
            <text:p>t<text:span text:style-name="T3">on</text:span></text:p>
          </table:table-cell>
          <table:table-cell table:style-name="ce53" table:formula="of:=[.C12]*LN(POWER([.C16];2)/(POWER([.C16];2)-1))" office:value-type="float" office:value="0.279349132490746" calcext:value-type="float">
            <text:p>0.2793</text:p>
          </table:table-cell>
          <table:table-cell table:style-name="ce53" table:formula="of:=[.D12]*LN(POWER([.D16];2)/(POWER([.D16];2)-1))" office:value-type="float" office:value="0.279349132490746" calcext:value-type="float">
            <text:p>0.2793</text:p>
          </table:table-cell>
          <table:table-cell table:style-name="ce53" table:formula="of:=[.E12]*LN(POWER([.E16];2)/(POWER([.E16];2)-1))" office:value-type="float" office:value="0.505947870753984" calcext:value-type="float">
            <text:p>0.5059</text:p>
          </table:table-cell>
          <table:table-cell table:style-name="ce53" table:formula="of:=[.F12]*LN(POWER([.F16];2)/(POWER([.F16];2)-1))" office:value-type="float" office:value="0.279349132490746" calcext:value-type="float">
            <text:p>0.2793</text:p>
          </table:table-cell>
          <table:table-cell table:style-name="ce53" table:formula="of:=[.G12]*LN(POWER([.G16];2)/(POWER([.G16];2)-1))" office:value-type="float" office:value="1.46794965535151" calcext:value-type="float">
            <text:p>1.4679</text:p>
          </table:table-cell>
          <table:table-cell table:style-name="ce53" table:formula="of:=[.H12]*LN(POWER([.H16];2)/(POWER([.H16];2)-1))" office:value-type="float" office:value="0.279349132490746" calcext:value-type="float">
            <text:p>0.2793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PROTECCION DE CORRIENTES DE i2t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6">
          <table:table-cell table:style-name="ce30" office:value-type="string" calcext:value-type="string">
            <text:p>Perdidas por efecto Joule (W)</text:p>
          </table:table-cell>
          <table:table-cell table:style-name="ce36" office:value-type="string" calcext:value-type="string">
            <text:p>P<text:span text:style-name="T3">J</text:span></text:p>
          </table:table-cell>
          <table:table-cell table:style-name="ce52" table:formula="of:=([.C8]-25)/([.C10]+[.C11])" office:value-type="float" office:value="7.7639751552795" calcext:value-type="float">
            <text:p>7.7640</text:p>
          </table:table-cell>
          <table:table-cell table:style-name="ce52" table:formula="of:=([.D8]-25)/([.D10]+[.D11])" office:value-type="float" office:value="7.7639751552795" calcext:value-type="float">
            <text:p>7.7640</text:p>
          </table:table-cell>
          <table:table-cell table:style-name="ce52" table:formula="of:=([.E8]-25)/([.E10]+[.E11])" office:value-type="float" office:value="5.6935817805383" calcext:value-type="float">
            <text:p>5.6936</text:p>
          </table:table-cell>
          <table:table-cell table:style-name="ce52" table:formula="of:=([.F8]-25)/([.F10]+[.F11])" office:value-type="float" office:value="7.7639751552795" calcext:value-type="float">
            <text:p>7.7640</text:p>
          </table:table-cell>
          <table:table-cell table:style-name="ce52" table:formula="of:=([.G8]-25)/([.G10]+[.G11])" office:value-type="float" office:value="5.6935817805383" calcext:value-type="float">
            <text:p>5.6936</text:p>
          </table:table-cell>
          <table:table-cell table:style-name="ce52" table:formula="of:=([.H8]-25)/([.H10]+[.H11])" office:value-type="float" office:value="7.7639751552795" calcext:value-type="float">
            <text:p>7.7640</text:p>
          </table:table-cell>
          <table:table-cell table:number-columns-repeated="1016"/>
        </table:table-row>
        <table:table-row table:style-name="ro7">
          <table:table-cell table:style-name="ce30" office:value-type="string" calcext:value-type="string">
            <text:p>Resistencia del bobinado a T<text:span text:style-name="T3">w,∞</text:span><text:span text:style-name="T2">(Ω)</text:span></text:p>
          </table:table-cell>
          <table:table-cell table:style-name="ce39" office:value-type="string" calcext:value-type="string">
            <text:p>R<text:span text:style-name="T5">TW</text:span></text:p>
          </table:table-cell>
          <table:table-cell table:style-name="ce52" table:formula="of:=[.C14]*(1+[.C13]*([.C8]-25))" office:value-type="float" office:value="8.646825" calcext:value-type="float">
            <text:p>8.6468</text:p>
          </table:table-cell>
          <table:table-cell table:style-name="ce52" table:formula="of:=[.D14]*(1+[.D13]*([.D8]-25))" office:value-type="float" office:value="8.646825" calcext:value-type="float">
            <text:p>8.6468</text:p>
          </table:table-cell>
          <table:table-cell table:style-name="ce52" table:formula="of:=[.E14]*(1+[.E13]*([.E8]-25))" office:value-type="float" office:value="8.125005" calcext:value-type="float">
            <text:p>8.1250</text:p>
          </table:table-cell>
          <table:table-cell table:style-name="ce52" table:formula="of:=[.F14]*(1+[.F13]*([.F8]-25))" office:value-type="float" office:value="8.646825" calcext:value-type="float">
            <text:p>8.6468</text:p>
          </table:table-cell>
          <table:table-cell table:style-name="ce52" table:formula="of:=[.G14]*(1+[.G13]*([.G8]-25))" office:value-type="float" office:value="8.125005" calcext:value-type="float">
            <text:p>8.1250</text:p>
          </table:table-cell>
          <table:table-cell table:style-name="ce52" table:formula="of:=[.H14]*(1+[.H13]*([.H8]-25))" office:value-type="float" office:value="8.646825" calcext:value-type="float">
            <text:p>8.6468</text:p>
          </table:table-cell>
          <table:table-cell table:number-columns-repeated="1016"/>
        </table:table-row>
        <table:table-row table:style-name="ro6">
          <table:table-cell table:style-name="ce30" office:value-type="string" calcext:value-type="string">
            <text:p>Corriente I2t (A)</text:p>
          </table:table-cell>
          <table:table-cell table:style-name="ce36" office:value-type="string" calcext:value-type="string">
            <text:p>I<text:span text:style-name="T3">I2t</text:span></text:p>
          </table:table-cell>
          <table:table-cell table:style-name="ce53" table:formula="of:=SQRT([.C19]/[.C20])" office:value-type="float" office:value="0.9475753045232" calcext:value-type="float">
            <text:p>0.9476</text:p>
          </table:table-cell>
          <table:table-cell table:style-name="ce53" table:formula="of:=SQRT([.D19]/[.D20])" office:value-type="float" office:value="0.9475753045232" calcext:value-type="float">
            <text:p>0.9476</text:p>
          </table:table-cell>
          <table:table-cell table:style-name="ce53" table:formula="of:=SQRT([.E19]/[.E20])" office:value-type="float" office:value="0.83710697978567" calcext:value-type="float">
            <text:p>0.8371</text:p>
          </table:table-cell>
          <table:table-cell table:style-name="ce53" table:formula="of:=SQRT([.F19]/[.F20])" office:value-type="float" office:value="0.9475753045232" calcext:value-type="float">
            <text:p>0.9476</text:p>
          </table:table-cell>
          <table:table-cell table:style-name="ce53" table:formula="of:=SQRT([.G19]/[.G20])" office:value-type="float" office:value="0.83710697978567" calcext:value-type="float">
            <text:p>0.8371</text:p>
          </table:table-cell>
          <table:table-cell table:style-name="ce53" table:formula="of:=SQRT([.H19]/[.H20])" office:value-type="float" office:value="0.9475753045232" calcext:value-type="float">
            <text:p>0.9476</text:p>
          </table:table-cell>
          <table:table-cell table:number-columns-repeated="1016"/>
        </table:table-row>
        <table:table-row table:style-name="ro5">
          <table:table-cell table:style-name="ce30" office:value-type="string" calcext:value-type="string">
            <text:p>Tiempo de Corte de I2t (s)</text:p>
          </table:table-cell>
          <table:table-cell table:style-name="ce36" office:value-type="string" calcext:value-type="string">
            <text:p>t</text:p>
          </table:table-cell>
          <table:table-cell table:style-name="ce53" table:formula="of:=-[.C12]*LN(1-(([.C8]-25)/([.C7]-25)))" office:value-type="float" office:value="25.3052786384464" calcext:value-type="float">
            <text:p>25.3053</text:p>
          </table:table-cell>
          <table:table-cell table:style-name="ce53" table:formula="of:=-[.D12]*LN(1-(([.D8]-25)/([.D7]-25)))" office:value-type="float" office:value="25.3052786384464" calcext:value-type="float">
            <text:p>25.3053</text:p>
          </table:table-cell>
          <table:table-cell table:style-name="ce53" table:formula="of:=-[.E12]*LN(1-(([.E8]-25)/([.E7]-25)))" office:value-type="float" office:value="14.5758796359896" calcext:value-type="float">
            <text:p>14.5759</text:p>
          </table:table-cell>
          <table:table-cell table:style-name="ce53" table:formula="of:=-[.F12]*LN(1-(([.F8]-25)/([.F7]-25)))" office:value-type="float" office:value="25.3052786384464" calcext:value-type="float">
            <text:p>25.3053</text:p>
          </table:table-cell>
          <table:table-cell table:style-name="ce53" table:formula="of:=-[.G12]*LN(1-(([.G8]-25)/([.G7]-25)))" office:value-type="float" office:value="14.5758796359896" calcext:value-type="float">
            <text:p>14.5759</text:p>
          </table:table-cell>
          <table:table-cell table:style-name="ce53" table:formula="of:=-[.H12]*LN(1-(([.H8]-25)/([.H7]-25)))" office:value-type="float" office:value="25.3052786384464" calcext:value-type="float">
            <text:p>25.3053</text:p>
          </table:table-cell>
          <table:table-cell table:number-columns-repeated="1016"/>
        </table:table-row>
        <table:table-row table:style-name="ro5">
          <table:table-cell table:style-name="Default"/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8">
          <table:table-cell table:style-name="ce61" office:value-type="string" calcext:value-type="string">
            <text:p>Motor</text:p>
          </table:table-cell>
          <table:table-cell table:style-name="ce62" office:value-type="string" calcext:value-type="string">
            <text:p>Tensión (V)</text:p>
          </table:table-cell>
          <table:table-cell table:style-name="ce62" office:value-type="string" calcext:value-type="string">
            <text:p>Peso (Gr)</text:p>
          </table:table-cell>
          <table:table-cell table:style-name="ce62" office:value-type="string" calcext:value-type="string">
            <text:p>Par max (Nm)</text:p>
          </table:table-cell>
          <table:table-cell table:style-name="ce62" office:value-type="string" calcext:value-type="string">
            <text:p>Par RMS (Nm)</text:p>
          </table:table-cell>
          <table:table-cell table:style-name="ce62" office:value-type="string" calcext:value-type="string">
            <text:p>I max (A)</text:p>
          </table:table-cell>
          <table:table-cell table:style-name="ce62" office:value-type="string" calcext:value-type="string">
            <text:p>I RMS (A)</text:p>
          </table:table-cell>
          <table:table-cell table:style-name="ce62" office:value-type="string" calcext:value-type="string">
            <text:p>Vel. Nom (rpm)</text:p>
          </table:table-cell>
          <table:table-cell table:number-columns-repeated="1016"/>
        </table:table-row>
        <table:table-row table:style-name="ro5">
          <table:table-cell table:style-name="ce33" office:value-type="string" calcext:value-type="string">
            <text:p>Flat Brushless EC 45 30W (339282)</text:p>
          </table:table-cell>
          <table:table-cell office:value-type="float" office:value="36" calcext:value-type="float">
            <text:p>36</text:p>
          </table:table-cell>
          <table:table-cell office:value-type="float" office:value="110" calcext:value-type="float">
            <text:p>110</text:p>
          </table:table-cell>
          <table:table-cell office:value-type="float" office:value="0.337" calcext:value-type="float">
            <text:p>0.337</text:p>
          </table:table-cell>
          <table:table-cell office:value-type="float" office:value="0.0666" calcext:value-type="float">
            <text:p>0.0666</text:p>
          </table:table-cell>
          <table:table-cell office:value-type="float" office:value="5.38" calcext:value-type="float">
            <text:p>5.38</text:p>
          </table:table-cell>
          <table:table-cell office:value-type="float" office:value="0.849" calcext:value-type="float">
            <text:p>0.849</text:p>
          </table:table-cell>
          <table:table-cell office:value-type="float" office:value="4760" calcext:value-type="float">
            <text:p>4760</text:p>
          </table:table-cell>
          <table:table-cell table:number-columns-repeated="1016"/>
        </table:table-row>
        <table:table-row table:style-name="ro5">
          <table:table-cell table:style-name="ce34" office:value-type="string" calcext:value-type="string">
            <text:p>Driver</text:p>
          </table:table-cell>
          <table:table-cell table:style-name="ce4"/>
          <table:table-cell table:style-name="Default" table:number-columns-repeated="6"/>
          <table:table-cell table:number-columns-repeated="1016"/>
        </table:table-row>
        <table:table-row table:style-name="ro5">
          <table:table-cell table:style-name="ce33" office:value-type="string" calcext:value-type="string">
            <text:p>iPOS3604MX-CAN</text:p>
          </table:table-cell>
          <table:table-cell office:value-type="float" office:value="36" calcext:value-type="float">
            <text:p>36</text:p>
          </table:table-cell>
          <table:table-cell table:number-columns-repeated="3" table:style-name="ce13" office:value-type="string" calcext:value-type="string">
            <text:p>,,,</text:p>
          </table:table-cell>
          <table:table-cell table:style-name="ce65" office:value-type="string" calcext:value-type="string">
            <text:p>10 (2,5s)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,,,</text:p>
          </table:table-cell>
          <table:table-cell table:number-columns-repeated="1016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transmision" table:style-name="ta4">
        <table:table-column table:style-name="co20" table:default-cell-style-name="ce4"/>
        <table:table-column table:style-name="co21" table:default-cell-style-name="ce13"/>
        <table:table-column table:style-name="co22" table:default-cell-style-name="ce4"/>
        <table:table-column table:style-name="co23" table:default-cell-style-name="ce4"/>
        <table:table-column table:style-name="co24" table:default-cell-style-name="ce4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10" table:number-columns-repeated="1015" table:default-cell-style-name="ce4"/>
        <table:table-row table:style-name="ro5">
          <table:table-cell table:style-name="Default"/>
          <table:table-cell table:style-name="ce4"/>
          <table:table-cell table:style-name="Default" table:number-columns-repeated="3"/>
          <table:table-cell table:style-name="ce4" table:number-columns-repeated="4"/>
          <table:table-cell table:number-columns-repeated="1015"/>
        </table:table-row>
        <table:table-row table:style-name="ro5">
          <table:table-cell table:style-name="ce23" office:value-type="string" calcext:value-type="string">
            <text:p>Articulación</text:p>
          </table:table-cell>
          <table:table-cell table:style-name="ce19" office:value-type="string" calcext:value-type="string">
            <text:p>Motor</text:p>
          </table:table-cell>
          <table:table-cell table:style-name="ce23" office:value-type="string" calcext:value-type="string">
            <text:p>Polea Entrada</text:p>
          </table:table-cell>
          <table:table-cell table:style-name="ce23" office:value-type="string" calcext:value-type="string">
            <text:p>Correa</text:p>
          </table:table-cell>
          <table:table-cell table:style-name="ce23" office:value-type="string" calcext:value-type="string">
            <text:p>Polea Salida</text:p>
          </table:table-cell>
          <table:table-cell table:style-name="ce19" office:value-type="string" calcext:value-type="string">
            <text:p>Dist. Entre Ejes</text:p>
          </table:table-cell>
          <table:table-cell table:style-name="ce19" office:value-type="string" calcext:value-type="string">
            <text:p>reductora</text:p>
          </table:table-cell>
          <table:table-cell table:style-name="ce19" office:value-type="string" calcext:value-type="string">
            <text:p>Relación</text:p>
          </table:table-cell>
          <table:table-cell table:style-name="ce19" office:value-type="string" calcext:value-type="string">
            <text:p>R. total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Tobillo Sagital</text:p>
          </table:table-cell>
          <table:table-cell table:style-name="ce66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30-3M-6</text:p>
          </table:table-cell>
          <table:table-cell table:style-name="ce15" office:value-type="string" calcext:value-type="string">
            <text:p>OMEGA 255-3M 3</text:p>
          </table:table-cell>
          <table:table-cell table:style-name="ce18" office:value-type="string" calcext:value-type="string">
            <text:p>Optibelt ZRS 44-3M-6</text:p>
          </table:table-cell>
          <table:table-cell table:style-name="ce12" office:value-type="string" calcext:value-type="string">
            <text:p>90 mm</text:p>
          </table:table-cell>
          <table:table-cell table:style-name="ce68" office:value-type="float" office:value="160" calcext:value-type="float">
            <text:p>160</text:p>
          </table:table-cell>
          <table:table-cell table:style-name="ce68" office:value-type="float" office:value="1.47" calcext:value-type="float">
            <text:p>1.47</text:p>
          </table:table-cell>
          <table:table-cell table:style-name="ce68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Tobillo Frontal</text:p>
          </table:table-cell>
          <table:table-cell table:style-name="ce67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26-3M-6</text:p>
          </table:table-cell>
          <table:table-cell table:style-name="ce14" office:value-type="string" calcext:value-type="string">
            <text:p>OMEGA 402-3M 3</text:p>
          </table:table-cell>
          <table:table-cell table:style-name="ce17" office:value-type="string" calcext:value-type="string">
            <text:p>Optibelt ZRS 44-3M-6</text:p>
          </table:table-cell>
          <table:table-cell table:style-name="ce20" office:value-type="string" calcext:value-type="string">
            <text:p>147'2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69" calcext:value-type="float">
            <text:p>1.69</text:p>
          </table:table-cell>
          <table:table-cell table:style-name="ce20" table:formula="of:=1.69*160" office:value-type="float" office:value="270.4" calcext:value-type="float">
            <text:p>270.4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Rodilla</text:p>
          </table:table-cell>
          <table:table-cell table:style-name="ce66" office:value-type="float" office:value="402686" calcext:value-type="float">
            <text:p>402686</text:p>
          </table:table-cell>
          <table:table-cell table:style-name="ce3" office:value-type="string" calcext:value-type="string">
            <text:p>Optibelt ZRS 30-3M-6</text:p>
          </table:table-cell>
          <table:table-cell table:style-name="ce15" office:value-type="string" calcext:value-type="string">
            <text:p>OMEGA 276-3M 3</text:p>
          </table:table-cell>
          <table:table-cell table:style-name="ce18" office:value-type="string" calcext:value-type="string">
            <text:p>Optibelt ZRS 44-3M-6</text:p>
          </table:table-cell>
          <table:table-cell table:style-name="ce12" office:value-type="string" calcext:value-type="string">
            <text:p>83'9 mm</text:p>
          </table:table-cell>
          <table:table-cell table:style-name="ce68" office:value-type="float" office:value="160" calcext:value-type="float">
            <text:p>160</text:p>
          </table:table-cell>
          <table:table-cell table:style-name="ce68" office:value-type="float" office:value="1.47" calcext:value-type="float">
            <text:p>1.47</text:p>
          </table:table-cell>
          <table:table-cell table:style-name="ce68" table:formula="of:=1.47*160" office:value-type="float" office:value="235.2" calcext:value-type="float">
            <text:p>235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Frontal</text:p>
          </table:table-cell>
          <table:table-cell table:style-name="ce67" office:value-type="float" office:value="402686" calcext:value-type="float">
            <text:p>402686</text:p>
          </table:table-cell>
          <table:table-cell table:style-name="ce2" office:value-type="string" calcext:value-type="string">
            <text:p>Optibelt ZRS 30-3M-6</text:p>
          </table:table-cell>
          <table:table-cell table:style-name="ce14" office:value-type="string" calcext:value-type="string">
            <text:p>OMEGA 357-3M 3</text:p>
          </table:table-cell>
          <table:table-cell table:style-name="ce17" office:value-type="string" calcext:value-type="string">
            <text:p>Optibelt ZRS 36-3M-6</text:p>
          </table:table-cell>
          <table:table-cell table:style-name="ce20" office:value-type="string" calcext:value-type="string">
            <text:p>127 mm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1.2" calcext:value-type="float">
            <text:p>1.2</text:p>
          </table:table-cell>
          <table:table-cell table:style-name="ce20" table:formula="of:=1.2*160" office:value-type="float" office:value="192" calcext:value-type="float">
            <text:p>192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adera Sagital</text:p>
          </table:table-cell>
          <table:table-cell table:style-name="ce66" office:value-type="float" office:value="339287" calcext:value-type="float">
            <text:p>339287</text:p>
          </table:table-cell>
          <table:table-cell table:style-name="ce3" office:value-type="string" calcext:value-type="string">
            <text:p>Optibelt ZRS 22-3M-6</text:p>
          </table:table-cell>
          <table:table-cell table:style-name="ce15" office:value-type="string" calcext:value-type="string">
            <text:p>OMEGA 312-3M 3</text:p>
          </table:table-cell>
          <table:table-cell table:style-name="ce18" office:value-type="string" calcext:value-type="string">
            <text:p>Optibelt ZRS 72-3M-6</text:p>
          </table:table-cell>
          <table:table-cell table:style-name="ce12" office:value-type="string" calcext:value-type="string">
            <text:p>82 mm</text:p>
          </table:table-cell>
          <table:table-cell table:style-name="ce68" office:value-type="float" office:value="160" calcext:value-type="float">
            <text:p>160</text:p>
          </table:table-cell>
          <table:table-cell table:style-name="ce68" office:value-type="float" office:value="3.27" calcext:value-type="float">
            <text:p>3.27</text:p>
          </table:table-cell>
          <table:table-cell table:style-name="ce68" table:formula="of:=3.27*160" office:value-type="float" office:value="523.2" calcext:value-type="float">
            <text:p>523.2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adera Axial</text:p>
          </table:table-cell>
          <table:table-cell table:style-name="ce67" office:value-type="float" office:value="339287" calcext:value-type="float">
            <text:p>339287</text:p>
          </table:table-cell>
          <table:table-cell table:style-name="ce2" office:value-type="string" calcext:value-type="string">
            <text:p>Optibelt ZRS 24-3M-6</text:p>
          </table:table-cell>
          <table:table-cell table:style-name="ce14" office:value-type="string" calcext:value-type="string">
            <text:p>OMEGA 225-3M 6</text:p>
          </table:table-cell>
          <table:table-cell table:style-name="ce17" office:value-type="string" calcext:value-type="string">
            <text:p>Optibelt ZRS 60-3M-6</text:p>
          </table:table-cell>
          <table:table-cell table:style-name="ce20" office:value-type="string" calcext:value-type="string">
            <text:p>????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table:formula="of:=2.5*160" office:value-type="float" office:value="400" calcext:value-type="float">
            <text:p>40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Cintura Frontal</text:p>
          </table:table-cell>
          <table:table-cell table:style-name="ce66" office:value-type="float" office:value="251601" calcext:value-type="float">
            <text:p>251601</text:p>
          </table:table-cell>
          <table:table-cell table:style-name="ce3" office:value-type="string" calcext:value-type="string">
            <text:p>Optibelt ZRS 10-3M-9</text:p>
          </table:table-cell>
          <table:table-cell table:style-name="ce15" office:value-type="string" calcext:value-type="string">
            <text:p>OMEGA 231-3M 9</text:p>
          </table:table-cell>
          <table:table-cell table:style-name="ce18" office:value-type="string" calcext:value-type="string">
            <text:p>Optibelt ZRS 30-3M-9</text:p>
          </table:table-cell>
          <table:table-cell table:style-name="ce12" office:value-type="string" calcext:value-type="string">
            <text:p>????</text:p>
          </table:table-cell>
          <table:table-cell table:style-name="ce68" office:value-type="float" office:value="160" calcext:value-type="float">
            <text:p>160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80" calcext:value-type="float">
            <text:p>48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intura Axial</text:p>
          </table:table-cell>
          <table:table-cell table:style-name="ce67" office:value-type="float" office:value="251601" calcext:value-type="float">
            <text:p>251601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Frontal</text:p>
          </table:table-cell>
          <table:table-cell table:style-name="ce66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68" office:value-type="float" office:value="160" calcext:value-type="float">
            <text:p>160</text:p>
          </table:table-cell>
          <table:table-cell table:style-name="ce68" office:value-type="string" calcext:value-type="string">
            <text:p>-----</text:p>
          </table:table-cell>
          <table:table-cell table:style-name="ce68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Hombro Sagit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Hombro Axial</text:p>
          </table:table-cell>
          <table:table-cell table:style-name="ce66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string" calcext:value-type="string">
            <text:p>-----</text:p>
          </table:table-cell>
          <table:table-cell table:style-name="ce68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Codo Front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1015"/>
        </table:table-row>
        <table:table-row table:style-name="ro5">
          <table:table-cell table:style-name="ce3" office:value-type="string" calcext:value-type="string">
            <text:p>Muñeca Axial</text:p>
          </table:table-cell>
          <table:table-cell table:style-name="ce66" office:value-type="float" office:value="339282" calcext:value-type="float">
            <text:p>339282</text:p>
          </table:table-cell>
          <table:table-cell table:style-name="ce3" office:value-type="string" calcext:value-type="string">
            <text:p>-----</text:p>
          </table:table-cell>
          <table:table-cell table:style-name="ce15" office:value-type="string" calcext:value-type="string">
            <text:p>-----</text:p>
          </table:table-cell>
          <table:table-cell table:style-name="ce18" office:value-type="string" calcext:value-type="string">
            <text:p>-----</text:p>
          </table:table-cell>
          <table:table-cell table:style-name="ce12" office:value-type="string" calcext:value-type="string">
            <text:p>-----</text:p>
          </table:table-cell>
          <table:table-cell table:style-name="ce68" office:value-type="float" office:value="120" calcext:value-type="float">
            <text:p>120</text:p>
          </table:table-cell>
          <table:table-cell table:style-name="ce68" office:value-type="string" calcext:value-type="string">
            <text:p>-----</text:p>
          </table:table-cell>
          <table:table-cell table:style-name="ce68" office:value-type="float" office:value="120" calcext:value-type="float">
            <text:p>120</text:p>
          </table:table-cell>
          <table:table-cell table:number-columns-repeated="1015"/>
        </table:table-row>
        <table:table-row table:style-name="ro5">
          <table:table-cell table:style-name="ce2" office:value-type="string" calcext:value-type="string">
            <text:p>Muñeca Frontal</text:p>
          </table:table-cell>
          <table:table-cell table:style-name="ce67" office:value-type="float" office:value="339282" calcext:value-type="float">
            <text:p>339282</text:p>
          </table:table-cell>
          <table:table-cell table:style-name="ce2" office:value-type="string" calcext:value-type="string">
            <text:p>-----</text:p>
          </table:table-cell>
          <table:table-cell table:style-name="ce14" office:value-type="string" calcext:value-type="string">
            <text:p>-----</text:p>
          </table:table-cell>
          <table:table-cell table:style-name="ce17" office:value-type="string" calcext:value-type="string">
            <text:p>-----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-----</text:p>
          </table:table-cell>
          <table:table-cell table:style-name="ce20" office:value-type="float" office:value="120" calcext:value-type="float">
            <text:p>120</text:p>
          </table:table-cell>
          <table:table-cell table:number-columns-repeated="1015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number:currency-style style:name="N12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7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cel_20_Built-in_20_Bad" style:display-name="Excel Built-in Excel Built-in Excel Built-in Bad" style:family="table-cell" style:parent-style-name="Default" style:data-style-name="N0">
      <style:table-cell-properties fo:background-color="#ffc7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Calculation" style:display-name="Excel Built-in Excel Built-in Excel Built-in Calculation" style:family="table-cell" style:parent-style-name="Default" style:data-style-name="N0">
      <style:table-cell-properties fo:background-color="#f2f2f2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cel_20_Built-in_20_Excel_20_Built-in_20_Good" style:display-name="Excel Built-in Excel Built-in 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Input" style:display-name="Excel Built-in Excel Built-in Excel Built-in Input" style:family="table-cell" style:parent-style-name="Default" style:data-style-name="N0">
      <style:table-cell-properties fo:background-color="#ffcc99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cel_20_Built-in_20_Excel_20_Built-in_20_Neutral" style:display-name="Excel Built-in Excel Built-in 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48in" fo:margin-bottom="0.748in" fo:margin-left="0.7083in" fo:margin-right="0.7083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3:11:23.816439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tores" style:display-name="PageStyle_mo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tecciones_20_piernas" style:display-name="PageStyle_protecciones pierna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rotecciones_20_brazos" style:display-name="PageStyle_protecciones brazo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ansmision" style:display-name="PageStyle_transmisio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meta:print-date>2014-10-13T10:06:02</meta:print-date>
    <dc:date>2018-02-06T14:24:48.661928663</dc:date>
    <meta:editing-cycles>6</meta:editing-cycles>
    <meta:editing-duration>PT2H1M43S</meta:editing-duration>
    <meta:generator>LibreOffice/4.2.8.2$Linux_X86_64 LibreOffice_project/420m0$Build-2</meta:generator>
    <meta:document-statistic meta:table-count="4" meta:cell-count="899" meta:object-count="0"/>
  </office:meta>
</office:document-meta>
</file>